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20.003cm" table:align="left"/>
    </style:style>
    <style:style style:name="Таблица1.A" style:family="table-column">
      <style:table-column-properties style:column-width="3.637cm"/>
    </style:style>
    <style:style style:name="Таблица1.B" style:family="table-column">
      <style:table-column-properties style:column-width="13.222cm"/>
    </style:style>
    <style:style style:name="Таблица1.C" style:family="table-column">
      <style:table-column-properties style:column-width="3.143cm"/>
    </style:style>
    <style:style style:name="Таблица1.A1" style:family="table-cell">
      <style:table-cell-properties style:vertical-align="middle"/>
    </style:style>
    <style:style style:name="Таблица2" style:family="table">
      <style:table-properties style:width="20.003cm" table:align="left"/>
    </style:style>
    <style:style style:name="Таблица2.A" style:family="table-column">
      <style:table-column-properties style:column-width="3.889cm"/>
    </style:style>
    <style:style style:name="Таблица2.B" style:family="table-column">
      <style:table-column-properties style:column-width="16.113cm"/>
    </style:style>
    <style:style style:name="Таблица2.A1" style:family="table-cell">
      <style:table-cell-properties style:vertical-align="middle"/>
    </style:style>
    <style:style style:name="Таблица3" style:family="table">
      <style:table-properties style:width="20.003cm" table:align="left"/>
    </style:style>
    <style:style style:name="Таблица3.A" style:family="table-column">
      <style:table-column-properties style:column-width="3.415cm"/>
    </style:style>
    <style:style style:name="Таблица3.B" style:family="table-column">
      <style:table-column-properties style:column-width="16.588cm"/>
    </style:style>
    <style:style style:name="Таблица3.A1" style:family="table-cell">
      <style:table-cell-properties style:vertical-align="middle"/>
    </style:style>
    <style:style style:name="Таблица4" style:family="table">
      <style:table-properties style:width="20.003cm" table:align="left"/>
    </style:style>
    <style:style style:name="Таблица4.A" style:family="table-column">
      <style:table-column-properties style:column-width="5.286cm"/>
    </style:style>
    <style:style style:name="Таблица4.B" style:family="table-column">
      <style:table-column-properties style:column-width="3.253cm"/>
    </style:style>
    <style:style style:name="Таблица4.C" style:family="table-column">
      <style:table-column-properties style:column-width="11.464cm"/>
    </style:style>
    <style:style style:name="Таблица4.A1" style:family="table-cell">
      <style:table-cell-properties style:vertical-align="middle"/>
    </style:style>
    <style:style style:name="Таблица5" style:family="table">
      <style:table-properties style:width="10.954cm" table:align="left"/>
    </style:style>
    <style:style style:name="Таблица5.A" style:family="table-column">
      <style:table-column-properties style:column-width="1.094cm"/>
    </style:style>
    <style:style style:name="Таблица5.B" style:family="table-column">
      <style:table-column-properties style:column-width="9.86cm"/>
    </style:style>
    <style:style style:name="Таблица5.A1" style:family="table-cell">
      <style:table-cell-properties style:vertical-align="middle"/>
    </style:style>
    <style:style style:name="Таблица6" style:family="table">
      <style:table-properties style:width="20.003cm" table:align="left"/>
    </style:style>
    <style:style style:name="Таблица6.A" style:family="table-column">
      <style:table-column-properties style:column-width="1.947cm"/>
    </style:style>
    <style:style style:name="Таблица6.B" style:family="table-column">
      <style:table-column-properties style:column-width="18.055cm"/>
    </style:style>
    <style:style style:name="Таблица6.A1" style:family="table-cell">
      <style:table-cell-properties style:vertical-align="middle"/>
    </style:style>
    <style:style style:name="Таблица7" style:family="table">
      <style:table-properties style:width="20.003cm" table:align="left"/>
    </style:style>
    <style:style style:name="Таблица7.A" style:family="table-column">
      <style:table-column-properties style:column-width="2.101cm"/>
    </style:style>
    <style:style style:name="Таблица7.B" style:family="table-column">
      <style:table-column-properties style:column-width="17.902cm"/>
    </style:style>
    <style:style style:name="Таблица7.A1" style:family="table-cell">
      <style:table-cell-properties style:vertical-align="middl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0">
        <draw:text-box fo:min-height="0.041cm">
          <text:p text:style-name="Text_20_body"/>
        </draw:text-box>
      </draw:frame>
      <text:h text:style-name="Heading_20_1" text:outline-level="1"><text:bookmark text:name="scroll-bookmark-12"/><text:bookmark text:name="TI000000016"/>Глава 2. Установка</text:h>
      <text:h text:style-name="Heading_20_2" text:outline-level="2"><text:bookmark text:name="_ref439082709"/><text:bookmark text:name="TI000000017"/><text:bookmark text:name="IssOgl1_2.1_Системные_требования"/>2.1. Системные требования</text:h>
      <text:h text:style-name="Heading_20_3" text:outline-level="3"><text:bookmark text:name="_ref438747226"/><text:bookmark text:name="_ref438554646"/><text:bookmark text:name="_ref375309232"/><text:bookmark text:name="_ref331778926"/><text:bookmark text:name="_ref331778925"/><text:bookmark text:name="_ref326776853"/><text:bookmark text:name="_ref326776852"/><text:bookmark text:name="_ref310421172"/><text:bookmark text:name="_ref310421171"/><text:bookmark text:name="scroll-bookmark-188"/><text:bookmark text:name="scroll-bookmark-13"/><text:bookmark text:name="TI000000204"/><text:bookmark text:name="IssOgl2_2.1.1_Общая_информация"/>2.1.1. Общая информация</text:h>
      <text:p text:style-name="Text_20_body">Системные требования, перечисленные в текущем разделе, не являются окончательными и относятся исключительно к ознакомительной версии системы. При выпуске дальнейших версий системные требования будут уточняться. Окончательные системные требования будут сформулированы одновременно с выпуском финальной версией продукта.</text:p>
      <text:h text:style-name="Heading_20_3" text:outline-level="3"><text:bookmark text:name="TI000000205"/><text:bookmark text:name="IssOgl2_2.1.2_32-разрядный_сервер"/>2.1.2. 32-разрядный сервер</text:h>
      <text:p text:style-name="Text_20_body">Требования к рабочим серверам, входящим в состав кластера серверов «1С:Предприятия»:</text:p>
      <text:p text:style-name="Text_20_body">● Операционные системы Windows Server 2003, Windows Vista, Windows 7, Windows 8.x, Windows Server 2008 или один из поддерживаемых дистрибутивов Linux.</text:p>
      <text:p text:style-name="Text_20_body">● Процессор не ниже Pentium/Xeon 2,4 ГГц. Желательно использование многопроцессорных или многоядерных машин, так как наличие нескольких процессоров/ядер благотворно сказывается на пропускной способности кластера серверов «1С:Предприятия», особенно в случае интенсивной работы нескольких пользователей.</text:p>
      <text:p text:style-name="Text_20_body">● Оперативная память не менее 2 Гбайт. И хотя рабочие процессы кластера серверов «1С:Предприятия» могут исполняться в достаточно небольших объемах памяти, при пиковых нагрузках их потребности могут быть весьма значительными.</text:p>
      <text:p text:style-name="Text_20_body">● Требуется наличие USB-порта для подключения ключа аппаратной защиты кластера серверов «1С:Предприятия».</text:p>
      <text:p text:style-name="Text_20_body">Требования к серверу баз данных главным образом определяются требованиями Microsoft SQL Server, PostgreSQL, Oracle Database. В качестве сервера баз данных может использоваться любой компьютер, на котором может работать Microsoft SQL Server, PostgreSQL, Oracle Database.</text:p>
      <text:p text:style-name="Text_20_body">Требования к серверу баз данных:</text:p>
      <text:p text:style-name="Text_20_body">● Сервер баз данных:</text:p>
      <text:p text:style-name="Text_20_body">● Microsoft SQL Server 2000 Service Pack 2 (рекомендуется Service Pack 4).</text:p>
      <text:p text:style-name="Text_20_body">● Microsoft SQL Server 2005 Service Pack 3.</text:p>
      <text:p text:style-name="Text_20_body">● Microsoft SQL Server 2008 Service Pack 1.</text:p>
      <text:p text:style-name="Text_20_body">● Microsoft SQL Server 2008 R2.</text:p>
      <text:p text:style-name="Text_20_body">● Microsoft SQL Server 2012.</text:p>
      <text:p text:style-name="Text_20_body">● Microsoft SQL Server 2014.</text:p>
      <text:p text:style-name="Text_20_body">● PostgreSQL Windows/Linux:</text:p>
      <text:p text:style-name="Text_20_body">● версия 9.0.3,</text:p>
      <text:p text:style-name="Text_20_body">● версия 9.1.9,</text:p>
      <text:p text:style-name="Text_20_body">● версия 9.2.4.</text:p>
      <text:p text:style-name="Text_20_body">● Oracle Database:</text:p>
      <text:p text:style-name="Text_20_body"><text:soft-page-break/>● версия 11g R1 – 11.1.0.7.0 Windows/Linux.</text:p>
      <text:p text:style-name="Text_20_body">Требует установки патчей, список которых указан на странице <text:a xlink:type="simple" xlink:href="http://www.v8.1c.ru/requirements/" office:target-frame-name="_blank" xlink:show="new" text:style-name="Internet_20_link" text:visited-style-name="Visited_20_Internet_20_Link">http://www.v8.1c.ru/requirements/</text:a>.</text:p>
      <text:p text:style-name="Text_20_body">● версия 11g R2 – 11.2.0.3.0 Windows , 11.2.0.2.0 Linux.</text:p>
      <text:p text:style-name="Text_20_body">Требует установки патчей, список которых указан на странице <text:a xlink:type="simple" xlink:href="http://www.v8.1c.ru/requirements/" office:target-frame-name="_blank" xlink:show="new" text:style-name="Internet_20_link" text:visited-style-name="Visited_20_Internet_20_Link">http://www.v8.1c.ru/requirements/</text:a>.</text:p>
      <text:p text:style-name="Text_20_body">● Операционная система: в соответствии с требованиями Microsoft SQL Server, PostgreSQL, Oracle Database.</text:p>
      <text:p text:style-name="Text_20_body">● Компьютер сервера баз данных: технические характеристики компьютера и операционная система должны соответствовать требованиям используемой версии сервера баз данных Microsoft SQL Server, PostgreSQL, Oracle Database.</text:p>
      <text:h text:style-name="Heading_20_3" text:outline-level="3"><text:bookmark text:name="_ref375309236"/><text:bookmark text:name="_ref331778930"/><text:bookmark text:name="_ref331778929"/><text:bookmark text:name="_ref310421161"/><text:bookmark text:name="_ref310421160"/><text:bookmark text:name="TI000000206"/><text:bookmark text:name="IssOgl2_2.1.3_64-разрядный_сервер"/>2.1.3. 64-разрядный сервер</text:h>
      <text:p text:style-name="Text_20_body">Требования к рабочим серверам, входящим в состав кластера серверов «1С:Предприятия»:</text:p>
      <text:p text:style-name="Text_20_body">● Операционные системы Windows Server 2003, Windows Vista, Windows 7, Windows 8.x, Windows Server 2008, Windows Server 2008 R2, Windows Server 2012 для x64 или один из поддерживаемых дистрибутивов Linux для x86-64.</text:p>
      <text:p text:style-name="Text_20_body">● Процессор с архитектурой x86-64 (Intel с поддержкой Intel 64, AMD с поддержкой AMD64). Желательно использование многопроцессорных или многоядерных машин, так как наличие нескольких процессоров/ядер благотворно сказывается на пропускной способности кластера серверов «1С:Предприятия», особенно в случае интенсивной работы нескольких пользователей.</text:p>
      <text:p text:style-name="Text_20_body">● Оперативная память не менее 2 Гбайт (рекомендуется 4 Гбайт и выше). И хотя рабочие процессы кластера серверов «1С:Предприятия» могут исполняться в достаточно небольших объемах памяти, в пиковых ситуациях их потребности могут быть весьма значительными.</text:p>
      <text:p text:style-name="Text_20_body">● Требуется наличие USB-порта для подключения ключа аппаратной защиты кластера серверов «1С:Предприятия».</text:p>
      <text:p text:style-name="Text_20_body">● Устройство чтения компакт-дисков.</text:p>
      <text:p text:style-name="Text_20_body">Требования к серверу баз данных главным образом определяются требованиями Microsoft SQL Server, PostgreSQL, Oracle Database. В качестве сервера баз данных может использоваться любой компьютер, на котором может работать Microsoft SQL Server, PostgreSQL, Oracle Database.</text:p>
      <text:p text:style-name="Text_20_body">Требования к серверу баз данных:</text:p>
      <text:p text:style-name="Text_20_body">● сервер баз данных:</text:p>
      <text:p text:style-name="Text_20_body">● Microsoft SQL Server 2000 (64-bit) Service Pack 2 (рекомендуется Service Pack 4).</text:p>
      <text:p text:style-name="Text_20_body">● Microsoft SQL Server 2005 (64-bit) Service Pack 3.</text:p>
      <text:p text:style-name="Text_20_body">● Microsoft SQL Server 2008 (64-bit) Service Pack 1.</text:p>
      <text:p text:style-name="Text_20_body">● Microsoft SQL Server 2008 R2.</text:p>
      <text:p text:style-name="Text_20_body">● Microsoft SQL Server 2012.</text:p>
      <text:p text:style-name="Text_20_body">● Microsoft SQL Server 2014.</text:p>
      <text:p text:style-name="Text_20_body">● PostgreSQL Linux:</text:p>
      <text:p text:style-name="Text_20_body">● версия 9.0.3,</text:p>
      <text:p text:style-name="Text_20_body">● версия 9.1.9,</text:p>
      <text:p text:style-name="Text_20_body">● версия 9.2.4.</text:p>
      <text:p text:style-name="Text_20_body"><text:soft-page-break/>● Oracle Database:</text:p>
      <text:p text:style-name="Text_20_body">● версия 11g R1 – 11.1.0.7.0 Windows/Linux.</text:p>
      <text:p text:style-name="Text_20_body">Требует установки патчей, список которых указан на странице <text:a xlink:type="simple" xlink:href="http://www.v8.1c.ru/requirements/" office:target-frame-name="_blank" xlink:show="new" text:style-name="Internet_20_link" text:visited-style-name="Visited_20_Internet_20_Link">http://www.v8.1c.ru/requirements/</text:a>.</text:p>
      <text:p text:style-name="Text_20_body">● версия 11g R2 – 11.2.0.3.0 Windows, 11.2.0.2.0 Linux.</text:p>
      <text:p text:style-name="Text_20_body">Требует установки патчей, список которых указан на странице <text:a xlink:type="simple" xlink:href="http://www.v8.1c.ru/requirements/" office:target-frame-name="_blank" xlink:show="new" text:style-name="Internet_20_link" text:visited-style-name="Visited_20_Internet_20_Link">http://www.v8.1c.ru/requirements/</text:a>.</text:p>
      <text:p text:style-name="Text_20_body">● Операционная система: в соответствии с требованиями Microsoft SQL Server, PostgreSQL, Oracle Database.</text:p>
      <text:p text:style-name="Text_20_body">● Компьютер сервера баз данных: технические характеристики компьютера и операционная система должны соответствовать требованиям используемой версии сервера баз данных Microsoft SQL Server, PostgreSQL, Oracle Database.</text:p>
      <text:h text:style-name="Heading_20_2" text:outline-level="2"><text:bookmark text:name="_ref438836581"/><text:bookmark text:name="_ref438836538"/><text:bookmark text:name="TI000000020"/><text:bookmark text:name="IssOgl1_2.2_Особенности_и_описание_установочных_пакетов"/>2.2. Особенности и описание установочных пакетов</text:h>
      <text:h text:style-name="Heading_20_3" text:outline-level="3"><text:bookmark text:name="TI000000021"/><text:bookmark text:name="IssOgl2_2.2.1_Общая_информация"/>2.2.1. Общая информация</text:h>
      <text:p text:style-name="Text_20_body">Система «1С:Предприятие» версии 8.4.1 поставляется полностью аналогично поставке системы «1С:Предприятие» версия 8.3.5. Система «1С:Предприятие» версии 8.4.1 поставляется в виде набора .deb-, .rpm– или .msi-пакетов, в зависимости от используемой операционной системы.</text:p>
      <text:h text:style-name="Heading_20_3" text:outline-level="3"><text:bookmark text:name="scroll-bookmark-97"/><text:bookmark text:name="TI000000022"/><text:bookmark text:name="IssOgl2_2.2.2_Особенности_пакетов"/>2.2.2. Особенности пакетов</text:h>
      <text:h text:style-name="Heading_20_4" text:outline-level="4"><text:bookmark text:name="TI000000023"/><text:bookmark text:name="IssOgl3_2.2.2.1_Общая_информация"/>2.2.2.1. Общая информация</text:h>
      <text:p text:style-name="Text_20_body">Установка пакетов должна происходить от пользователя с расширенными привилегиями. Для этого рекомендуется использовать:</text:p>
      <text:p text:style-name="Text_20_body">● Команду sudo в ОС Linux;</text:p>
      <text:p text:style-name="Text_20_body">● Команду Запуск от имени администратора в ОС Windows.</text:p>
      <text:h text:style-name="Heading_20_4" text:outline-level="4"><text:bookmark text:name="scroll-bookmark-98"/><text:bookmark text:name="TI000000024"/><text:bookmark text:name="IssOgl3_2.2.2.2_Пакеты_не_имеют_зависимостей"/>2.2.2.2. Пакеты не имеют зависимостей</text:h>
      <text:p text:style-name="Text_20_body">Все пакеты компонентного кластера платформы «1С:Предприятие» версии 8.4.1 не имеют зависимостей между собой и с системными пакетами. Поэтому пакеты можно устанавливать и удалять в произвольном порядке.</text:p>
      <text:p text:style-name="Text_20_body">К преимуществам данного подхода относится высокая гибкость автоматизации процесса развертывания и переносимость пакетов между разными версиями ОС Linux, к недостаткам относится небольшая вероятность забыть установить какую-либо зависимость.</text:p>
      <text:h text:style-name="Heading_20_4" text:outline-level="4"><text:bookmark text:name="scroll-bookmark-99"/><text:bookmark text:name="TI000000025"/><text:bookmark text:name="IssOgl3_2.2.2.3_Каталог_установки"/>2.2.2.3. Каталог установки</text:h>
      <text:p text:style-name="Text_20_body">Для ОС Linux систем содержимое пакетов устанавливается в подкаталоги /opt/1C/1CE/x86_64 или /opt/1C/1CE/x86 в зависимости от архитектуры пакета.</text:p>
      <text:p text:style-name="Text_20_body">Для ОС Windows содержимое пакетов устанавливается в подкаталоги, стандартные для ОС Windows – если операционная система установлена на диск C:, то это каталоги C:\Program Files и C:\Program Files (x86), в зависимости от архитектуры пакета. В данных каталогах создается каталог 1C\1CE, и в нем уже создаются каталоги для различных компонентов кластера.</text:p>
      <text:p text:style-name="Text_20_body">Для ОС Windows существует возможность изменить каталог установки, это делается с помощью вызова команды:</text:p>
      <text:p text:style-name="Text_20_body"><text:a xlink:type="simple" xlink:href="javascript:" text:style-name="Internet_20_link" text:visited-style-name="Visited_20_Internet_20_Link">Копировать в буфер обмена</text:a> </text:p>
      <text:p text:style-name="P3">msiexec /i packamename.msi INSTALL_DIR=path</text:p>
      <text:p text:style-name="Text_20_body"><text:soft-page-break/>В данном примере packamename.msi следует заменить на имя устанавливаемого .MSI-пакета, а path на полный путь к каталогу установки, пример:</text:p>
      <text:p text:style-name="Text_20_body"><text:a xlink:type="simple" xlink:href="javascript:" text:style-name="Internet_20_link" text:visited-style-name="Visited_20_Internet_20_Link">Копировать в буфер обмена</text:a> </text:p>
      <text:p text:style-name="P3">msiexec /i zookeeper-3.4.6-11.1C.x64.msi INSTALL_DIR=c:\bin\local\zookeeper-1c</text:p>
      <text:h text:style-name="Heading_20_4" text:outline-level="4"><text:bookmark text:name="scroll-bookmark-100"/><text:bookmark text:name="TI000000026"/><text:bookmark text:name="IssOgl3_2.2.2.4_Создание_пользователя"/>2.2.2.4. Создание пользователя</text:h>
      <text:p text:style-name="Text_20_body">При установке пакета будет создан пользователь usr1ce. Он будет обладать минимальными правами в системе, необходимыми для работы системы «1С:Предприятие» версии 8.4.1.</text:p>
      <text:p text:style-name="Text_20_body">Параметры создания пользователя по умолчанию:</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Параметр</text:p>
          </table:table-cell>
          <table:table-cell table:style-name="Таблица1.A1" office:value-type="string">
            <text:p text:style-name="P2">Windows</text:p>
          </table:table-cell>
          <table:table-cell table:style-name="Таблица1.A1" office:value-type="string">
            <text:p text:style-name="P2">Linux</text:p>
          </table:table-cell>
        </table:table-row>
        <table:table-row>
          <table:table-cell office:value-type="string">
            <text:p text:style-name="P1">Имя пользователя</text:p>
          </table:table-cell>
          <table:table-cell office:value-type="string">
            <text:p text:style-name="P1">USR1CE</text:p>
          </table:table-cell>
          <table:table-cell office:value-type="string">
            <text:p text:style-name="P1">usr1ce</text:p>
          </table:table-cell>
        </table:table-row>
        <table:table-row>
          <table:table-cell office:value-type="string">
            <text:p text:style-name="P1">Пароль</text:p>
          </table:table-cell>
          <table:table-cell office:value-type="string">
            <text:p text:style-name="P1">USR1CE</text:p>
          </table:table-cell>
          <table:table-cell office:value-type="string">
            <text:p text:style-name="P1">Не задан</text:p>
          </table:table-cell>
        </table:table-row>
        <table:table-row>
          <table:table-cell office:value-type="string">
            <text:p text:style-name="P1">Группа пользователей</text:p>
          </table:table-cell>
          <table:table-cell office:value-type="string">
            <text:p text:style-name="P1">Не будет создано групп, пользователь будет включен в группы Users и PerformanceLogUsers</text:p>
          </table:table-cell>
          <table:table-cell office:value-type="string">
            <text:p text:style-name="P1">Будет создана grp1ce</text:p>
          </table:table-cell>
        </table:table-row>
      </table:table>
      <text:p text:style-name="Text_20_body">На процесс создания пользователя можно повлиять с помощью указания различных переменных окружения перед установкой пакета (это удобно делать в скриптах).</text:p>
      <text:h text:style-name="Heading_20_5" text:outline-level="5"><text:bookmark text:name="scroll-bookmark-101"/><text:bookmark text:name="TI000000027"/><text:bookmark text:name="IssOgl4_2.2.2.4.1_Создание_пользователя_в_ОС_Windows"/>2.2.2.4.1. Создание пользователя в ОС Windows</text:h>
      <text:p text:style-name="Text_20_body">Для настройки процесса установки MSI пакетов используют следующие свойства (public properties в терминах Windows Installer):</text:p>
      <table:table table:name="Таблица2" table:style-name="Таблица2">
        <table:table-column table:style-name="Таблица2.A"/>
        <table:table-column table:style-name="Таблица2.B"/>
        <table:table-row>
          <table:table-cell table:style-name="Таблица2.A1" office:value-type="string">
            <text:p text:style-name="P2">Имя свойства</text:p>
          </table:table-cell>
          <table:table-cell table:style-name="Таблица2.A1" office:value-type="string">
            <text:p text:style-name="P2">Описание</text:p>
          </table:table-cell>
        </table:table-row>
        <table:table-row>
          <table:table-cell office:value-type="string">
            <text:p text:style-name="P1">E1C_USER_CREATE</text:p>
          </table:table-cell>
          <table:table-cell office:value-type="string">
            <text:p text:style-name="P1">Допустимые значения 0 и 1. По умолчанию 1. Если указать 0, то пользователь не будет создан.</text:p>
          </table:table-cell>
        </table:table-row>
        <table:table-row>
          <table:table-cell office:value-type="string">
            <text:p text:style-name="P1">E1C_USER_UPDATE</text:p>
          </table:table-cell>
          <table:table-cell office:value-type="string">
            <text:p text:style-name="P1">Допустимые значения 0 и 1. По умолчанию 1. Если указать 0, то в случае существования пользователя перед установкой ему не будут исправлены права доступа.</text:p>
            <text:p text:style-name="P1">При указании значения 1 поведение установки пакета будет следующим:</text:p>
            <text:p text:style-name="P1">● Будет установлено описание пользователя, если оно не задано;</text:p>
            <text:p text:style-name="P1">● Пароль пользователя изменяться не будет;</text:p>
            <text:p text:style-name="P1">● Пользователь будет входить в группы Users и PerformanceLogUsers;</text:p>
            <text:p text:style-name="P1">● Пользователь будет иметь права ServiceLogon и BatchLogon;</text:p>
            <text:p text:style-name="P1">● Если пользователь имеет разрешения на NetworkLogon и/или InterectiveLogon – разрешения сняты не будут.</text:p>
          </table:table-cell>
        </table:table-row>
        <table:table-row>
          <table:table-cell office:value-type="string">
            <text:p text:style-name="P1">E1C_USER</text:p>
          </table:table-cell>
          <table:table-cell office:value-type="string">
            <text:p text:style-name="P1">Имя пользователя. По умолчанию используется USR1CE</text:p>
          </table:table-cell>
        </table:table-row>
        <table:table-row>
          <table:table-cell office:value-type="string">
            <text:p text:style-name="P1">E1C_USER_PASSWORD</text:p>
          </table:table-cell>
          <table:table-cell office:value-type="string">
            <text:p text:style-name="P1">Пароль для пользователя. По умолчанию в качестве пароля используется имя пользователя.</text:p>
          </table:table-cell>
        </table:table-row>
        <table:table-row>
          <table:table-cell office:value-type="string">
            <text:p text:style-name="P1">E1C_USER_DESCRIPTION</text:p>
          </table:table-cell>
          <table:table-cell office:value-type="string">
            <text:p text:style-name="P1">Описание пользователя. По умолчанию – Account for 1C:Enterprise Server.</text:p>
          </table:table-cell>
        </table:table-row>
      </table:table>
      <text:p text:style-name="Text_20_body"><text:soft-page-break/>Задать свойства можно из командной строки, пример:</text:p>
      <text:p text:style-name="Text_20_body"><text:a xlink:type="simple" xlink:href="javascript:" text:style-name="Internet_20_link" text:visited-style-name="Visited_20_Internet_20_Link">Копировать в буфер обмена</text:a> </text:p>
      <text:p text:style-name="P3">msiexec /i package.msi PROPERTY1=value1 PROPERTY2=value2</text:p>
      <text:h text:style-name="Heading_20_5" text:outline-level="5"><text:bookmark text:name="scroll-bookmark-102"/><text:bookmark text:name="TI000000028"/><text:bookmark text:name="IssOgl4_2.2.2.4.2_Создание_пользователя_в_ОС_Linux"/>2.2.2.4.2. Создание пользователя в ОС Linux</text:h>
      <text:p text:style-name="Text_20_body">Для настройки процесса установки .DEB– и .RPM– пакетов используются переменные окружения.</text:p>
      <table:table table:name="Таблица3" table:style-name="Таблица3">
        <table:table-column table:style-name="Таблица3.A"/>
        <table:table-column table:style-name="Таблица3.B"/>
        <table:table-row>
          <table:table-cell table:style-name="Таблица3.A1" office:value-type="string">
            <text:p text:style-name="P2">Переменная окружения</text:p>
          </table:table-cell>
          <table:table-cell table:style-name="Таблица3.A1" office:value-type="string">
            <text:p text:style-name="P2">Описание</text:p>
          </table:table-cell>
        </table:table-row>
        <table:table-row>
          <table:table-cell office:value-type="string">
            <text:p text:style-name="P1">E1C_USER_CREATE</text:p>
          </table:table-cell>
          <table:table-cell office:value-type="string">
            <text:p text:style-name="P1">Допустимые значения false и true. По умолчанию true. Если указать false то пользователь не будет создан.</text:p>
          </table:table-cell>
        </table:table-row>
        <table:table-row>
          <table:table-cell office:value-type="string">
            <text:p text:style-name="P1">E1C_USER_UPDATE</text:p>
          </table:table-cell>
          <table:table-cell office:value-type="string">
            <text:p text:style-name="P1">Допустимые значения false и true. По умолчанию true. Если указать false то пользователь не будет изменен.</text:p>
            <text:p text:style-name="P1">При указании значения true поведение установки пакета будет следующим:</text:p>
            <text:p text:style-name="P1">Пользователь будет включен в группы, указанные в переменной окружения E1C_GROUP_NAMES.</text:p>
            <text:p text:style-name="P1">Пользователь будет включен в группу grp1ce.</text:p>
          </table:table-cell>
        </table:table-row>
        <table:table-row>
          <table:table-cell office:value-type="string">
            <text:p text:style-name="P1">E1C_USER_NAME</text:p>
          </table:table-cell>
          <table:table-cell office:value-type="string">
            <text:p text:style-name="P1">Имя пользователя. По умолчанию используется usr1ce.</text:p>
          </table:table-cell>
        </table:table-row>
        <table:table-row>
          <table:table-cell office:value-type="string">
            <text:p text:style-name="P1">E1C_GROUP_CREATE</text:p>
          </table:table-cell>
          <table:table-cell office:value-type="string">
            <text:p text:style-name="P1">Допустимые значения false и true. По умолчанию true. Если указать false, то групп создано не будет.</text:p>
          </table:table-cell>
        </table:table-row>
        <table:table-row>
          <table:table-cell office:value-type="string">
            <text:p text:style-name="P1">E1C_GROUP_NAMES</text:p>
          </table:table-cell>
          <table:table-cell office:value-type="string">
            <text:p text:style-name="P1">Список групп, разделенный запятой, в которые нужно включить создаваемого пользователя. По умолчанию используется группа grp1ce. Если какой-либо из указанных групп не существует, то она будет создана. Группа grp1ce создается всегда, даже если она не указана в значении этой переменной.</text:p>
          </table:table-cell>
        </table:table-row>
        <table:table-row>
          <table:table-cell office:value-type="string">
            <text:p text:style-name="P1">E1C_USER_DESCRIPTION</text:p>
          </table:table-cell>
          <table:table-cell office:value-type="string">
            <text:p text:style-name="P1">Описание пользователя. По умолчанию – Account for 1C:Enterprise Server.</text:p>
          </table:table-cell>
        </table:table-row>
      </table:table>
      <text:h text:style-name="Heading_20_4" text:outline-level="4"><text:bookmark text:name="scroll-bookmark-103"/><text:bookmark text:name="TI000000029"/><text:bookmark text:name="IssOgl3_2.2.2.5_Автоматическая_регистрация_модулей_Ring"/>2.2.2.5. Автоматическая регистрация модулей Ring</text:h>
      <text:p text:style-name="Text_20_body">Если установочный пакет содержит модули для Ring, то все они автоматически будут зарегистрированы в реестре команд Ring. Реестр команд Ring хранится в файле /etc/1C/1CE/ring-commands.cfg для ОС Linux и в файле %ProgramData%\1C\1CE\ring-commands.cfg для ОС Windows. Описание утилиты Ring см. <text:a xlink:type="simple" xlink:href="https://its.1c.ru/db/content/v841doc/src/глава%203.%20детальное%20знакомство%20и%20настройка.htm?_=1542292913#_ref438824312" text:style-name="Internet_20_link" text:visited-style-name="Visited_20_Internet_20_Link">здесь</text:a>.</text:p>
      <text:h text:style-name="Heading_20_3" text:outline-level="3"><text:bookmark text:name="scroll-bookmark-104"/><text:bookmark text:name="TI000000030"/><text:bookmark text:name="IssOgl2_2.2.3_Описание_пакетов"/>2.2.3. Описание пакетов</text:h>
      <text:p text:style-name="Text_20_body">Всем пакетам, у которых в колонке Требуется для работы указана Java, требуется установленный пакет Oracle Server JRE версии 8 и старше. Загрузить Java можно с официального сайта <text:a xlink:type="simple" xlink:href="http://www.oracle.com/technetwork/java/javase/downloads/index.html" office:target-frame-name="_blank" xlink:show="new" text:style-name="Internet_20_link" text:visited-style-name="Visited_20_Internet_20_Link">http://www.oracle.com/technetwork/java/javase/downloads/index.html</text:a>.</text:p>
      <text:p text:style-name="Text_20_body">Допустимо использовать пакет JDK.</text:p>
      <text:p text:style-name="Text_20_body">Архитектура используемой версии Java должна совпадать с архитектурой используемой операционной системы и архитектурой пакетов платформы «1С:Предприятие» версии 8.4.1.</text:p>
      <text:p text:style-name="Text_20_body">Для работы клиентских приложений платформы «1С:Предприятие» (толстый клиент, тонкий клиент, Конфигуратор и др.) наличие Java не требуется. Для установки системы «1С:Предприятие» версии 8.4.1 используются пакеты (и зависимости) и программы установки аналогичные таковым из системы <text:soft-page-break/>«1С:Предприятие» версии 8.3.5. Установка системы «1С:Предприятие» версии 8.4.1 не отличается от установки «1С:Предприятия» версии 8.3.5.</text:p>
      <text:p text:style-name="Text_20_body">Для установки компонентного кластера платформы «1С:Предприятие» версии 8.4.1 используются следующие пакеты:</text:p>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Пакет</text:p>
          </table:table-cell>
          <table:table-cell table:style-name="Таблица4.A1" office:value-type="string">
            <text:p text:style-name="P2">Требуется для работы</text:p>
          </table:table-cell>
          <table:table-cell table:style-name="Таблица4.A1" office:value-type="string">
            <text:p text:style-name="P2">Назначение</text:p>
          </table:table-cell>
        </table:table-row>
        <table:table-row>
          <table:table-cell office:value-type="string">
            <text:p text:style-name="P1">1c-enterprise-ring</text:p>
          </table:table-cell>
          <table:table-cell office:value-type="string">
            <text:p text:style-name="P1">Java</text:p>
          </table:table-cell>
          <table:table-cell office:value-type="string">
            <text:p text:style-name="P1">Утилита командной строки Ring. Служит для администрирования компонентов платформы. Должна быть установлена на каждый сервер, на котором будет работать компонентный кластер системы «1С:Предприятие» версии 8.4.1.</text:p>
            <text:p text:style-name="P1">При установке данного пакета пользователь в системе не создается.</text:p>
          </table:table-cell>
        </table:table-row>
        <table:table-row>
          <table:table-cell office:value-type="string">
            <text:p text:style-name="P1">1c-enterprise-ring-cluster-tools</text:p>
          </table:table-cell>
          <table:table-cell office:value-type="string">
            <text:p text:style-name="P1">Java</text:p>
            <text:p text:style-name="P1">1c-enterprise-ring</text:p>
          </table:table-cell>
          <table:table-cell office:value-type="string">
            <text:p text:style-name="P1">Набор расширений (модулей) утилиты Ring для обслуживания кластера. Должен быть установлен на любой сервер, имеющий доступ ко всем остальным серверам кластера.</text:p>
            <text:p text:style-name="P1">При установке данного пакета пользователь в системе не создается.</text:p>
          </table:table-cell>
        </table:table-row>
        <table:table-row>
          <table:table-cell office:value-type="string">
            <text:p text:style-name="P1">zookeeper-3.4.6.1C</text:p>
          </table:table-cell>
          <table:table-cell office:value-type="string">
            <text:p text:style-name="P1">Java</text:p>
            <text:p text:style-name="P1">1c-enterprise-ring</text:p>
          </table:table-cell>
          <table:table-cell office:value-type="string">
            <text:p text:style-name="P1">Пакет содержит Apache ZooKeeper 3.4.6 с дополнениями фирмы «1С», необходимыми для возможности настройки ZooKeeper с помощью Ring. Данный сервис необходим для работы реестра кластера.</text:p>
          </table:table-cell>
        </table:table-row>
        <table:table-row>
          <table:table-cell office:value-type="string">
            <text:p text:style-name="P1">1c-enterprise-mds</text:p>
          </table:table-cell>
          <table:table-cell office:value-type="string">
            <text:p text:style-name="P1">Java</text:p>
            <text:p text:style-name="P1">1c-enterprise-ring</text:p>
          </table:table-cell>
          <table:table-cell office:value-type="string">
            <text:p text:style-name="P1">Сервис конфигурации кластера. Хранит информацию обо всех доступных в кластере информационных базах.</text:p>
          </table:table-cell>
        </table:table-row>
        <table:table-row>
          <table:table-cell office:value-type="string">
            <text:p text:style-name="P1">1c-enterprise-manager</text:p>
          </table:table-cell>
          <table:table-cell office:value-type="string">
            <text:p text:style-name="P1">Java</text:p>
            <text:p text:style-name="P1">1c-enterprise84</text:p>
            <text:p text:style-name="P1">1c-enterprise-ring</text:p>
          </table:table-cell>
          <table:table-cell office:value-type="string">
            <text:p text:style-name="P1">Менеджер кластера. Для работы этого пакета требуется предварительно установить компонент сервера «1С:Предприятия» версии 8.4.1.</text:p>
          </table:table-cell>
        </table:table-row>
        <table:table-row>
          <table:table-cell office:value-type="string">
            <text:p text:style-name="P1">1c-enterprise-worker</text:p>
          </table:table-cell>
          <table:table-cell office:value-type="string">
            <text:p text:style-name="P1">Java</text:p>
            <text:p text:style-name="P1">1c-enterprise84</text:p>
            <text:p text:style-name="P1">1c-enterprise-ring</text:p>
          </table:table-cell>
          <table:table-cell office:value-type="string">
            <text:p text:style-name="P1">Рабочий процесс кластера. Для работы этого пакета требуется предварительно установить компонент сервера «1С:Предприятия» версии 8.4.1.</text:p>
          </table:table-cell>
        </table:table-row>
        <table:table-row>
          <table:table-cell office:value-type="string">
            <text:p text:style-name="P1">1c-enterprise-gateway</text:p>
          </table:table-cell>
          <table:table-cell office:value-type="string">
            <text:p text:style-name="P1">Java</text:p>
            <text:p text:style-name="P1">1c-enterprise-ring</text:p>
          </table:table-cell>
          <table:table-cell office:value-type="string">
            <text:p text:style-name="P1">Шлюз кластера. Через него осуществляется подключение клиентов к кластеру по протоколам HTTP/HTTPS.</text:p>
          </table:table-cell>
        </table:table-row>
        <table:table-row>
          <table:table-cell office:value-type="string">
            <text:p text:style-name="P1">1c-enterprise-balancer</text:p>
          </table:table-cell>
          <table:table-cell office:value-type="string">
            <text:p text:style-name="P1">Java</text:p>
            <text:p text:style-name="P1">1c-enterprise-ring</text:p>
          </table:table-cell>
          <table:table-cell office:value-type="string">
            <text:p text:style-name="P1">Сервис балансировки нагрузки. Позволяет распределять запросы от шлюза кластера по рабочим процессам с помощью различных правил и алгоритмов.</text:p>
          </table:table-cell>
        </table:table-row>
        <table:table-row>
          <table:table-cell office:value-type="string">
            <text:p text:style-name="P1">1c-enterprise-messaging</text:p>
          </table:table-cell>
          <table:table-cell office:value-type="string">
            <text:p text:style-name="P1">Java</text:p>
            <text:p text:style-name="P1">1c-enterprise-ring</text:p>
          </table:table-cell>
          <table:table-cell office:value-type="string">
            <text:p text:style-name="P1">Сервис сообщений. Необходимая часть инфраструктуры кластера для эффективного сетевого взаимодействия процессов.</text:p>
          </table:table-cell>
        </table:table-row>
        <text:soft-page-break/>
        <table:table-row>
          <table:table-cell office:value-type="string">
            <text:p text:style-name="P1">1c-enterprise-scheduler</text:p>
          </table:table-cell>
          <table:table-cell office:value-type="string">
            <text:p text:style-name="P1">Java</text:p>
            <text:p text:style-name="P1">1c-enterprise-ring</text:p>
          </table:table-cell>
          <table:table-cell office:value-type="string">
            <text:p text:style-name="P1">Планировщик заданий. Служит для управления регламентными заданиями.</text:p>
          </table:table-cell>
        </table:table-row>
        <table:table-row>
          <table:table-cell office:value-type="string">
            <text:p text:style-name="P1">1c-enterprise-lock</text:p>
          </table:table-cell>
          <table:table-cell office:value-type="string">
            <text:p text:style-name="P1">Java</text:p>
            <text:p text:style-name="P1">1c-enterprise-ring</text:p>
          </table:table-cell>
          <table:table-cell office:value-type="string">
            <text:p text:style-name="P1">Сервис транзакционных блокировок. Выделен из менеджера кластера для создания более производительного варианта.</text:p>
          </table:table-cell>
        </table:table-row>
        <table:table-row>
          <table:table-cell office:value-type="string">
            <text:p text:style-name="P1">1c-enterprise-numerator</text:p>
          </table:table-cell>
          <table:table-cell office:value-type="string">
            <text:p text:style-name="P1">Java</text:p>
            <text:p text:style-name="P1">1c-enterprise-ring</text:p>
          </table:table-cell>
          <table:table-cell office:value-type="string">
            <text:p text:style-name="P1">Сервис автоматической нумерации. Выделен из менеджера кластера.</text:p>
          </table:table-cell>
        </table:table-row>
        <table:table-row>
          <table:table-cell office:value-type="string">
            <text:p text:style-name="P1">1c-enterprise-bosun</text:p>
          </table:table-cell>
          <table:table-cell office:value-type="string">
            <text:p text:style-name="P1">Java</text:p>
            <text:p text:style-name="P1">1c-enterprise-ring</text:p>
          </table:table-cell>
          <table:table-cell office:value-type="string">
            <text:p text:style-name="P1">Сервис управления кластером. Сервис не требуется для работы кластера, т. е. может запускаться по желанию администратора. Сервис обязателен для изменения настроек кластера. На текущий момент все изменения конфигурации кластера возможно производить только через REST API.</text:p>
          </table:table-cell>
        </table:table-row>
      </table:table>
      <text:h text:style-name="Heading_20_3" text:outline-level="3"><text:bookmark text:name="scroll-bookmark-105"/><text:bookmark text:name="TI000000031"/><text:bookmark text:name="IssOgl2_2.2.4_Решение_проблем_при_установке_пакетов"/>2.2.4. Решение проблем при установке пакетов</text:h>
      <text:h text:style-name="Heading_20_4" text:outline-level="4"><text:bookmark text:name="scroll-bookmark-106"/><text:bookmark text:name="TI000000032"/><text:bookmark text:name="IssOgl3_2.2.4.1_Включение_журналирования_процесса_установки_MSI-пакетов"/>2.2.4.1. Включение журналирования процесса установки .MSI-пакетов</text:h>
      <text:p text:style-name="Text_20_body">Для расследования проблем с установкой пакетов рекомендуется включить журналирование процесса установки. Делается это с помощью вызова утилиты msiexec со специальным параметром, пример:</text:p>
      <text:p text:style-name="Text_20_body"><text:a xlink:type="simple" xlink:href="javascript:" text:style-name="Internet_20_link" text:visited-style-name="Visited_20_Internet_20_Link">Копировать в буфер обмена</text:a> </text:p>
      <text:p text:style-name="P3">msiexec /i package.msi /l*v c:\path\to\logfile.log</text:p>
      <text:p text:style-name="Text_20_body">Так же можно включить журналирование установки и удаления абсолютно всех .MSI-пакетов. Подробная информация приведена в документе <text:a xlink:type="simple" xlink:href="https://support.microsoft.com/en-us/kb/223300" office:target-frame-name="_blank" xlink:show="new" text:style-name="Internet_20_link" text:visited-style-name="Visited_20_Internet_20_Link">https://support.microsoft.com/en-us/kb/223300</text:a> (на английском языке).</text:p>
      <text:h text:style-name="Heading_20_4" text:outline-level="4"><text:bookmark text:name="scroll-bookmark-107"/><text:bookmark text:name="TI000000033"/><text:bookmark text:name="IssOgl3_2.2.4.2_Проблемы_с_созданием_пользователя_на_ОС_Windows"/>2.2.4.2. Проблемы с созданием пользователя на ОС Windows</text:h>
      <text:p text:style-name="Text_20_body">Если при создании пользователя произошла ошибка, то установка пакета будет отменена. Наиболее частой причиной ошибок может служить наличие на сервере настроенной политики для повышения стойкости паролей (ограничение на длину пароля, используемые символы и т. п.). В данном случае следует либо ослабить политики на сервере либо указать стойкий пароль для пользователя с помощью свойства E1C_USER_PASSWORD при установке пакета.</text:p>
      <text:p text:style-name="Text_20_body">В таблице ниже представлены возможные коды ошибок при работе с пользователями:</text:p>
      <table:table table:name="Таблица5" table:style-name="Таблица5">
        <table:table-column table:style-name="Таблица5.A"/>
        <table:table-column table:style-name="Таблица5.B"/>
        <table:table-row>
          <table:table-cell table:style-name="Таблица5.A1" office:value-type="string">
            <text:p text:style-name="P2">Код</text:p>
          </table:table-cell>
          <table:table-cell table:style-name="Таблица5.A1" office:value-type="string">
            <text:p text:style-name="P2">Возможные причины</text:p>
          </table:table-cell>
        </table:table-row>
        <table:table-row>
          <table:table-cell office:value-type="string">
            <text:p text:style-name="P1">29301</text:p>
          </table:table-cell>
          <table:table-cell office:value-type="string">
            <text:p text:style-name="P1">Невозможно создать пользователя.</text:p>
          </table:table-cell>
        </table:table-row>
        <table:table-row>
          <table:table-cell office:value-type="string">
            <text:p text:style-name="P1">29302</text:p>
          </table:table-cell>
          <table:table-cell office:value-type="string">
            <text:p text:style-name="P1">Ошибка при работе с группами пользователя.</text:p>
          </table:table-cell>
        </table:table-row>
        <table:table-row>
          <table:table-cell office:value-type="string">
            <text:p text:style-name="P1">29303</text:p>
          </table:table-cell>
          <table:table-cell office:value-type="string">
            <text:p text:style-name="P1">Невозможно обновить комментарий для пользователя.</text:p>
          </table:table-cell>
        </table:table-row>
        <table:table-row>
          <table:table-cell office:value-type="string">
            <text:p text:style-name="P1">29304</text:p>
            <text:p text:style-name="P1">29305</text:p>
            <text:p text:style-name="P1">29306</text:p>
            <text:p text:style-name="P1">29307</text:p>
          </table:table-cell>
          <table:table-cell office:value-type="string">
            <text:p text:style-name="P1">Ошибки выдачи привилегий пользователю.</text:p>
          </table:table-cell>
        </table:table-row>
      </table:table>
      <text:p text:style-name="Text_20_body"><text:soft-page-break/>При возникновении одной из данных ошибок рекомендуется включить журналирование процесса установки и перезапустить установку пакета. Если ошибка повторится – следует проверить журнальный файл на наличие ошибок с кодами и проверить коды по документации ОС Windows.</text:p>
      <text:p text:style-name="Text_20_body">Пример – при возникновении ошибки 29301 в журнальном файле установки могут быть следующие строки:</text:p>
      <text:p text:style-name="Text_20_body"><text:a xlink:type="simple" xlink:href="javascript:" text:style-name="Internet_20_link" text:visited-style-name="Visited_20_Internet_20_Link">Копировать в буфер обмена</text:a> </text:p>
      <text:p text:style-name="Preformatted_20_Text">CreatePlatformUser: Creating user 'USR1CE'</text:p>
      <text:p text:style-name="Preformatted_20_Text">MSI (s) (84!24) [01:38:10:648]: Closing MSIHANDLE (141) of type 790531 for thread 6180</text:p>
      <text:p text:style-name="Preformatted_20_Text">MSI (s) (84!24) [01:38:10:653]: Creating MSIHANDLE (142) of type 790531 for thread 6180</text:p>
      <text:p text:style-name="Preformatted_20_Text">CreatePlatformUser: Can't create user, status = 2245</text:p>
      <text:p text:style-name="Preformatted_20_Text">MSI (s) (84!24) [01:38:10:653]: Closing MSIHANDLE (142) of type 790531 for thread 6180</text:p>
      <text:p text:style-name="Preformatted_20_Text">MSI (s) (84!24) [01:38:10:654]: Creating MSIHANDLE (143) of type 790531 for thread 6180</text:p>
      <text:p text:style-name="P3">CreatePlatformUser: CreatePlatformUser complete with error.</text:p>
      <text:p text:style-name="Text_20_body">Далее ищем код 2245 в документации ОС Windows, например, на странице <text:a xlink:type="simple" xlink:href="https://support.microsoft.com/en-us/kb/186555" office:target-frame-name="_blank" xlink:show="new" text:style-name="Internet_20_link" text:visited-style-name="Visited_20_Internet_20_Link">https://support.microsoft.com/en-us/kb/186555</text:a>:</text:p>
      <text:p text:style-name="Text_20_body"><text:a xlink:type="simple" xlink:href="javascript:" text:style-name="Internet_20_link" text:visited-style-name="Visited_20_Internet_20_Link">Копировать в буфер обмена</text:a> </text:p>
      <text:p text:style-name="Preformatted_20_Text">Error 2245</text:p>
      <text:p text:style-name="Preformatted_20_Text">The password is shorter than required.Explanation: The password you specified is not long enough.</text:p>
      <text:p text:style-name="P3">Action: Use a longer password. See your network administrator to find the required length for passwords on your system.</text:p>
      <text:p text:style-name="Text_20_body">Это означает что пароль (а по умолчанию используется имя пользователя) слишком короткий.</text:p>
      <text:h text:style-name="Heading_20_2" text:outline-level="2"><text:bookmark text:name="_ref438741159"/><text:bookmark text:name="_ref438568379"/><text:bookmark text:name="_ref438560495"/><text:bookmark text:name="scroll-bookmark-14"/><text:bookmark text:name="_ref439084223"/><text:bookmark text:name="TI000000034"/><text:bookmark text:name="IssOgl1_2.3_Установка_и_настройка_Apache_ZooKeeper"/>2.3. Установка и настройка Apache ZooKeeper</text:h>
      <text:h text:style-name="Heading_20_3" text:outline-level="3"><text:bookmark text:name="TI000000035"/><text:bookmark text:name="IssOgl2_2.3.1_Общая_информация"/>2.3.1. Общая информация</text:h>
      <text:p text:style-name="Text_20_body">Компонентный кластер системы «1С:Предприятие» версии 8.4.1 использует Apache ZooKeeper для хранения данных реестра кластера и для обмена дополнительной информацией о состоянии кластера между процессами. Для работы компонентного кластера системы «1С:Предприятие» версии 8.4.1 требуется Apache ZooKeeper версии 3.4.6, который можно загрузить с официального сайта <text:a xlink:type="simple" xlink:href="http://zookeeper.apache.org/releases.html" office:target-frame-name="_blank" xlink:show="new" text:style-name="Internet_20_link" text:visited-style-name="Visited_20_Internet_20_Link">http://zookeeper.apache.org/releases.html</text:a>. Однако, установка и настроить продукта штатными средствами не очень удобна. Например, придется решать проблемы с автоматическим запуском сервиса на ОС Windows. Для того чтобы упростить администрирование и сделать систему единообразной, собран специальный пакет Apache ZooKeeper с расширениями и дополнениями фирмы «1С».</text:p>
      <text:h text:style-name="Heading_20_3" text:outline-level="3"><text:bookmark text:name="scroll-bookmark-221"/><text:bookmark text:name="TI000000036"/><text:bookmark text:name="IssOgl2_2.3.2_Системные_требования"/>2.3.2. Системные требования</text:h>
      <text:p text:style-name="Text_20_body">Для работы Apache ZooKeeper в системе должны быть установлены следующие программные пакеты:</text:p>
      <text:p text:style-name="Text_20_body">● Oracle Java 8 (рекомендуется использовать Server JRE);</text:p>
      <text:p text:style-name="Text_20_body">● утилита Ring.</text:p>
      <text:h text:style-name="Heading_20_3" text:outline-level="3"><text:bookmark text:name="scroll-bookmark-222"/><text:bookmark text:name="TI000000037"/><text:bookmark text:name="IssOgl2_2.3.3_Установка_пакета_ZooKeeper_от_1С"/>2.3.3. Установка пакета ZooKeeper от 1С</text:h>
      <text:p text:style-name="Text_20_body">Установка ничем не отличается от установки остальных пакетов компонентного кластера системы «1С:Предприятие» версии 8.4.1. Более подробная информация об установке пакетов системы см. <text:a xlink:type="simple" xlink:href="https://its.1c.ru/db/content/v841doc/src/глава%202.%20установка.htm?_=1542292913#_ref438554646" text:style-name="Internet_20_link" text:visited-style-name="Visited_20_Internet_20_Link">здесь</text:a>.</text:p>
      <text:h text:style-name="Heading_20_3" text:outline-level="3"><text:bookmark text:name="scroll-bookmark-223"/><text:bookmark text:name="_ref438835579"/><text:bookmark text:name="TI000000038"/><text:bookmark text:name="IssOgl2_2.3.4_Настройка_односерверного_варианта_ZooKepeer"/><text:soft-page-break/>2.3.4. Настройка односерверного варианта ZooKepeer</text:h>
      <text:h text:style-name="Heading_20_4" text:outline-level="4"><text:bookmark text:name="scroll-bookmark-227"/><text:bookmark text:name="TI000000039"/><text:bookmark text:name="IssOgl3_2.3.4.1_Инициализация"/>2.3.4.1. Инициализация</text:h>
      <text:p text:style-name="Text_20_body">Перед первым использованием необходимо провести процесс инициализации ZooKeeper. Этот шаг необходим, чтобы создать на диске нужные конфигурационные файлы и каталоги. Инициализация выполняется от имени пользователя с правами администратора с помощью следующей команды:</text:p>
      <text:p text:style-name="Text_20_body"><text:a xlink:type="simple" xlink:href="javascript:" text:style-name="Internet_20_link" text:visited-style-name="Visited_20_Internet_20_Link">Копировать в буфер обмена</text:a> </text:p>
      <text:p text:style-name="P3">ring zookeeper init --owner usr1ce</text:p>
      <text:p text:style-name="Text_20_body">После этого ZooKeeper будет настроен согласно настройкам по умолчанию, при этом:</text:p>
      <text:p text:style-name="Text_20_body">● сервис обслуживает входящие соединения по порту 2181 (все интерфейсы);</text:p>
      <text:p text:style-name="Text_20_body">● хранит данные в каталогах по умолчанию.</text:p>
      <text:p text:style-name="Text_20_body">Описание параметров для команды ring zookeeper init:</text:p>
      <table:table table:name="Таблица6" table:style-name="Таблица6">
        <table:table-column table:style-name="Таблица6.A"/>
        <table:table-column table:style-name="Таблица6.B"/>
        <table:table-row>
          <table:table-cell table:style-name="Таблица6.A1" office:value-type="string">
            <text:p text:style-name="P2">Параметр</text:p>
          </table:table-cell>
          <table:table-cell table:style-name="Таблица6.A1" office:value-type="string">
            <text:p text:style-name="P2">Описание</text:p>
          </table:table-cell>
        </table:table-row>
        <table:table-row>
          <table:table-cell office:value-type="string">
            <text:p text:style-name="P1">--endpoint</text:p>
          </table:table-cell>
          <table:table-cell office:value-type="string">
            <text:p text:style-name="P1">Сетевой адрес сервиса в формате host:port. По умолчанию (если не указать этот параметр) сервис будет принимать соединения на порту 2181 на всех сетевых интерфейсах.</text:p>
          </table:table-cell>
        </table:table-row>
        <table:table-row>
          <table:table-cell office:value-type="string">
            <text:p text:style-name="P1">--owner</text:p>
          </table:table-cell>
          <table:table-cell office:value-type="string">
            <text:p text:style-name="P1">Параметр --owner позволяет задать владельца созданного каталога с экземпляром. Рекомендуется использовать указанное имя пользователя – usr1ce (пользователь создастся при установке пакета). Если не указывать данный параметр, то запуск сервиса будет происходить от имени пользователя root под управлением ОС Linux и от имени пользователя Local System под управлением ОС Windows.</text:p>
            <text:p text:style-name="P1">При работе под управлением ОС Windows, имя пользователя следует указывать в верхнем регистре USR1CE.</text:p>
          </table:table-cell>
        </table:table-row>
        <table:table-row>
          <table:table-cell office:value-type="string">
            <text:p text:style-name="P1">--data</text:p>
          </table:table-cell>
          <table:table-cell office:value-type="string">
            <text:p text:style-name="P1">Каталог для хранения снимков (shapshots) данных сервиса. По умолчанию имеет значение /var/lib/zookeeper/data для ОС Linux и %ProgramData%\1C\1CE\zookeeper\data для ОС Windows. Если данный каталог не существует, он будет создан.</text:p>
          </table:table-cell>
        </table:table-row>
        <table:table-row>
          <table:table-cell office:value-type="string">
            <text:p text:style-name="P1">--log</text:p>
          </table:table-cell>
          <table:table-cell office:value-type="string">
            <text:p text:style-name="P1">Каталог для хранения журналов транзакций сервиса. По умолчанию имеет значение /var/lib/zookeeper/datalog для ОС Linux и %ProgramData%\1C\1CE\zookeeper\datalog для ОС Windows. Если данный каталог не существует, он будет создан.</text:p>
          </table:table-cell>
        </table:table-row>
      </table:table>
      <text:p text:style-name="Text_20_body">Конфигурация ZooKeeper хранится в следующих каталогах:</text:p>
      <text:p text:style-name="Text_20_body">● для ОС Linux: /etc/1C/1CE/zookeeper/conf;</text:p>
      <text:p text:style-name="Text_20_body">● для ОС Windows: %ProgramData%\1C\1CE\zookeeper\conf.</text:p>
      <text:p text:style-name="Text_20_body">Для ОС Windows значения по умолчанию определяются исходя из значений переменных окружения при вызове ring zookeeper init, на последующие изменения переменных среды настройка не реагирует.</text:p>
      <text:h text:style-name="Heading_20_4" text:outline-level="4"><text:bookmark text:name="scroll-bookmark-228"/><text:bookmark text:name="TI000000040"/><text:bookmark text:name="IssOgl3_2.3.4.2_Создание_сервиса"/>2.3.4.2. Создание сервиса</text:h>
      <text:p text:style-name="Text_20_body">Сервис для автоматического запуска создается командой service create модуля zookeeper.</text:p>
      <text:p text:style-name="Text_20_body">Для ОС Linux:</text:p>
      <text:p text:style-name="Text_20_body"><text:a xlink:type="simple" xlink:href="javascript:" text:style-name="Internet_20_link" text:visited-style-name="Visited_20_Internet_20_Link">Копировать в буфер обмена</text:a> </text:p>
      <text:p text:style-name="P3">ring zookeeper service create --stopped --username usr1ce</text:p>
      <text:p text:style-name="Text_20_body">Для ОС Windows:</text:p>
      <text:p text:style-name="Text_20_body"><text:soft-page-break/><text:a xlink:type="simple" xlink:href="javascript:" text:style-name="Internet_20_link" text:visited-style-name="Visited_20_Internet_20_Link">Копировать в буфер обмена</text:a> </text:p>
      <text:p text:style-name="P3">ring zookeeper service create --stopped --username USR1CE --password USR1CE</text:p>
      <text:p text:style-name="Text_20_body">Для ОС Windows имя пользователя следует указывать в верхнем регистре USR1CE.</text:p>
      <text:p text:style-name="Text_20_body">Для ОС Windows требуется указывать не только имя пользователя, от имени которого будет запущен сервис, но и пароль для этого пользователя. Если пароль указывать в командной строке не представляется возможным, то следует создавать сервис с параметром --stopped и не указывать параметр --password. Задать пароль для пользователя можно стандартными средствами ОС – с помощью Microsoft Management Console.</text:p>
      <text:p text:style-name="Text_20_body">Если не указывать параметр --stopped при выполнении команды, сервис будет запущен сразу после создания.</text:p>
      <text:p text:style-name="Text_20_body">Команда создания сервиса так же поддерживает параметры --java-opts и --java-home для указания тонких настроек и расположения Java. Более подробное описание см. <text:a xlink:type="simple" xlink:href="https://its.1c.ru/db/content/v841doc/src/глава%203.%20детальное%20знакомство%20и%20настройка.htm?_=1542292913#_ref438556112" text:style-name="Internet_20_link" text:visited-style-name="Visited_20_Internet_20_Link">здесь</text:a>. Однако имеется особенность, заключающаяся в том, что для ZooKeeper не существует возможности указывать конкретный экземпляр компонента.</text:p>
      <text:h text:style-name="Heading_20_4" text:outline-level="4"><text:bookmark text:name="scroll-bookmark-229"/><text:bookmark text:name="TI000000041"/><text:bookmark text:name="IssOgl3_2.3.4.3_Управление_сервисом"/>2.3.4.3. Управление сервисом</text:h>
      <text:p text:style-name="Text_20_body">Управление сервисом для ZooKeeper может выполняться так же, как и для других компонентов из состава компонентного кластера системы «1С:Предприятие» версии 8.4.1. Более подробное описание см. <text:a xlink:type="simple" xlink:href="https://its.1c.ru/db/content/v841doc/src/глава%203.%20детальное%20знакомство%20и%20настройка.htm?_=1542292913#_ref438556227" text:style-name="Internet_20_link" text:visited-style-name="Visited_20_Internet_20_Link">здесь</text:a>. Отличие заключается в том, что для команд работы с сервисом ZooKeeper не требуется указание параметра --instance.</text:p>
      <text:p text:style-name="Text_20_body">Краткая справка:</text:p>
      <text:p text:style-name="Text_20_body">● запуск сервиса: ring zookeeper service start;</text:p>
      <text:p text:style-name="Text_20_body">● остановка сервиса: ring zookeeper service stop.</text:p>
      <text:h text:style-name="Heading_20_3" text:outline-level="3"><text:bookmark text:name="scroll-bookmark-224"/><text:bookmark text:name="TI000000042"/><text:bookmark text:name="IssOgl2_2.3.5_Настройка_кластерного_варианта_ZooKeeper"/>2.3.5. Настройка кластерного варианта ZooKeeper</text:h>
      <text:p text:style-name="Text_20_body">Совет! Перед чтением данного раздела рекомендуется ознакомиться с материалом по настройке односерверного варианта кластера (подробнее см. <text:a xlink:type="simple" xlink:href="https://its.1c.ru/db/content/v841doc/src/глава%202.%20установка.htm?_=1542292913#_ref438835579" text:style-name="Internet_20_link" text:visited-style-name="Visited_20_Internet_20_Link">здесь</text:a>).</text:p>
      <text:p text:style-name="Text_20_body">Рекомендуется использовать нечетное количество узлов для кластера ZooKeeper, поэтому далее будет рассматриваться конфигурация из трех серверов.</text:p>
      <text:p text:style-name="Text_20_body">Настройка кластера выполняется следующим образом:</text:p>
      <text:p text:style-name="Text_20_body">● На каждом сервере следует выполнить инициализацию сервера ZooKeeper.</text:p>
      <text:p text:style-name="Text_20_body">● Для каждого сервера необходимо выбрать числовой идентификатор от 1 до 255 и не менять его в дальнейшем.</text:p>
      <text:p text:style-name="Text_20_body">● Для каждого сервера выбрать дополнительно 2 сетевых порта для коммуникации процессов ZooKeeper между собой, например порты 2888 и 3888.</text:p>
      <text:p text:style-name="Text_20_body">● На каждом сервере указать соответствие выбранных идентификаторов серверов и их сетевых адресов.</text:p>
      <text:p text:style-name="Text_20_body">● Создать и запустить сервис на каждом сервере.</text:p>
      <text:p text:style-name="Text_20_body">Рассмотрим пример создания кластера ZooKeeper, состоящего из трех компьютеров и функционирующего под управлением ОС Linux. Компьютеры имеют следующие параметры:</text:p>
      <text:p text:style-name="Text_20_body">● идентификаторы узлов:</text:p>
      <text:p text:style-name="Text_20_body">● компьютер 1 – 10,</text:p>
      <text:p text:style-name="Text_20_body">● компьютер 2 – 20,</text:p>
      <text:p text:style-name="Text_20_body"><text:soft-page-break/>● компьютер 3 – 30;</text:p>
      <text:p text:style-name="Text_20_body">● сетевые адреса:</text:p>
      <text:p text:style-name="Text_20_body">● компьютер 1 – 10.2.0.10,</text:p>
      <text:p text:style-name="Text_20_body">● компьютер 2 – 10.2.0.20,</text:p>
      <text:p text:style-name="Text_20_body">● компьютер 3 – 10.2.0.30.</text:p>
      <text:p text:style-name="Text_20_body">Создание кластера происходит следующим образом:</text:p>
      <text:p text:style-name="Text_20_body">● на компьютере 1 выполняются команды:</text:p>
      <text:p text:style-name="Text_20_body"><text:a xlink:type="simple" xlink:href="javascript:" text:style-name="Internet_20_link" text:visited-style-name="Visited_20_Internet_20_Link">Копировать в буфер обмена</text:a> </text:p>
      <text:p text:style-name="Preformatted_20_Text">ring zookeeper init --owner usr1ce</text:p>
      <text:p text:style-name="Preformatted_20_Text">ring zookeeper cluster join --id 10 --nodes 10=10.2.0.10:2888:3888 20=10.2.0.20:2888:3888 30=10.2.0.30:2888:3888</text:p>
      <text:p text:style-name="P3">ring zookeeper service create --username usr1ce</text:p>
      <text:p text:style-name="Text_20_body">● на компьютере 2 выполняются команды:</text:p>
      <text:p text:style-name="Text_20_body"><text:a xlink:type="simple" xlink:href="javascript:" text:style-name="Internet_20_link" text:visited-style-name="Visited_20_Internet_20_Link">Копировать в буфер обмена</text:a> </text:p>
      <text:p text:style-name="Preformatted_20_Text">ring zookeeper init --owner usr1ce</text:p>
      <text:p text:style-name="Preformatted_20_Text">ring zookeeper cluster join --id 20 --nodes 10=10.2.0.10:2888:3888 20=10.2.0.20:2888:3888 30=10.2.0.30:2888:3888</text:p>
      <text:p text:style-name="P3">ring zookeeper service create --username usr1ce</text:p>
      <text:p text:style-name="Text_20_body">● на компьютере 3 выполняются команды:</text:p>
      <text:p text:style-name="Text_20_body"><text:a xlink:type="simple" xlink:href="javascript:" text:style-name="Internet_20_link" text:visited-style-name="Visited_20_Internet_20_Link">Копировать в буфер обмена</text:a> </text:p>
      <text:p text:style-name="Preformatted_20_Text">ring zookeeper init --owner usr1ce</text:p>
      <text:p text:style-name="Preformatted_20_Text">ring zookeeper cluster join --id 30 --nodes 10=10.2.0.10:2888:3888 20=10.2.0.20:2888:3888 30=10.2.0.30:2888:3888</text:p>
      <text:p text:style-name="P3">ring zookeeper service create --username usr1ce</text:p>
      <text:p text:style-name="Text_20_body">● После выполнения этих команд кластер настроен и готов к работе.</text:p>
      <text:h text:style-name="Heading_20_3" text:outline-level="3"><text:bookmark text:name="scroll-bookmark-225"/><text:bookmark text:name="TI000000043"/><text:bookmark text:name="IssOgl2_2.3.6_Рекомендации"/>2.3.6. Рекомендации</text:h>
      <text:p text:style-name="Text_20_body">● Устанавливать ZooKeeper на отдельный сервер.</text:p>
      <text:p text:style-name="Text_20_body">● Размещать каталог для хранения журналов транзакций на отдельный физический накопитель.</text:p>
      <text:p text:style-name="Text_20_body">● Не допускать использования файла подкачки на сервере с развернутым ZooKeeper.</text:p>
      <text:p text:style-name="Text_20_body">● В кластерном варианте развертывания не устанавливать несколько узлов ZooKeeper на один сервер.</text:p>
      <text:h text:style-name="Heading_20_3" text:outline-level="3"><text:bookmark text:name="scroll-bookmark-226"/><text:bookmark text:name="TI000000044"/><text:bookmark text:name="IssOgl2_2.3.7_Документация"/>2.3.7. Документация</text:h>
      <text:p text:style-name="Text_20_body">Документация по ZooKeeper версии 3.4.6 находится <text:a xlink:type="simple" xlink:href="http://zookeeper.apache.org/doc/r3.4.6/index.html" office:target-frame-name="_blank" xlink:show="new" text:style-name="Internet_20_link" text:visited-style-name="Visited_20_Internet_20_Link">http://zookeeper.apache.org/doc/r3.4.6/index.html</text:a> (на английском языке).</text:p>
      <text:h text:style-name="Heading_20_2" text:outline-level="2"><text:bookmark text:name="scroll-bookmark-15"/><text:bookmark text:name="TI000000045"/><text:bookmark text:name="IssOgl1_2.4_Руководство_по_установке"/>2.4. Руководство по установке</text:h>
      <text:h text:style-name="Heading_20_3" text:outline-level="3"><text:bookmark text:name="TI000000046"/><text:bookmark text:name="IssOgl2_2.4.1_Общая_информация"/>2.4.1. Общая информация</text:h>
      <text:p text:style-name="Text_20_body">Данное руководство описывает последовательность действий, необходимую для установки и первоначальной настройки компонентного кластера платформы «1С:Предприятие» версии 8.4.1.</text:p>
      <text:h text:style-name="Heading_20_3" text:outline-level="3"><text:bookmark text:name="scroll-bookmark-138"/><text:bookmark text:name="TI000000047"/><text:bookmark text:name="IssOgl2_2.4.2_Подготовка_к_установке"/><text:soft-page-break/>2.4.2. Подготовка к установке</text:h>
      <text:h text:style-name="Heading_20_4" text:outline-level="4"><text:bookmark text:name="scroll-bookmark-139"/><text:bookmark text:name="TI000000048"/><text:bookmark text:name="IssOgl3_2.4.2.1_Базовая_топология_развертывания"/>2.4.2.1. Базовая топология развертывания</text:h>
      <text:p text:style-name="Text_20_body">Рекомендуется перед началом установки ознакомиться с обзором компонентного кластера системы «1С:Предприятие» версии 8.4.1 (см. <text:a xlink:type="simple" xlink:href="https://its.1c.ru/db/content/v841doc/src/глава%201.%20обзор%20компонентного%20кластера%20платформы%20_1с_предприятие_%20версии%208.4.1.htm?_=1542292913#_ref438835941" text:style-name="Internet_20_link" text:visited-style-name="Visited_20_Internet_20_Link">здесь</text:a>) и составом кластера (см. <text:a xlink:type="simple" xlink:href="https://its.1c.ru/db/content/v841doc/src/глава%203.%20детальное%20знакомство%20и%20настройка.htm?_=1542292913#_ref438835993" text:style-name="Internet_20_link" text:visited-style-name="Visited_20_Internet_20_Link">здесь</text:a>) и определить топологию развертывания. Под этим термином (топология развертывания) понимается количество сервисов в кластере и их размещение по серверам.</text:p>
      <text:p text:style-name="Text_20_body">В данном разделе будет рассмотрена самая простая топология – все сервисы будут запущены в единственном экземпляре и на одном сервере. Для более сложных топологий следует выполнять нужные шаги на каждом из используемых серверов.</text:p>
      <text:h text:style-name="Heading_20_4" text:outline-level="4"><text:bookmark text:name="scroll-bookmark-140"/><text:bookmark text:name="TI000000049"/><text:bookmark text:name="IssOgl3_2.4.2.2_Выбор_установка_и_настройка_СУБД"/>2.4.2.2. Выбор, установка и настройка СУБД</text:h>
      <text:p text:style-name="Text_20_body">Платформа «1С:Предприятие» версии 8.4.1 поддерживает следующие СУБД:</text:p>
      <text:p text:style-name="Text_20_body">● Microsoft SQL Server,</text:p>
      <text:p text:style-name="Text_20_body">● PostgreSQL,</text:p>
      <text:p text:style-name="Text_20_body">● Oracle Database.</text:p>
      <text:p text:style-name="Text_20_body">Особенности установки и настройки СУБД для работы с системой «1С:Предприятие» см. <text:a xlink:type="simple" xlink:href="https://its.1c.ru/db/v841doc/bookmark/adm/TI000000108" office:target-frame-name="_top" xlink:show="replace" text:style-name="Internet_20_link" text:visited-style-name="Visited_20_Internet_20_Link">здесь</text:a>.</text:p>
      <text:p text:style-name="Text_20_body">Примечание. В примерах, используемые в данном разделе, будет использоваться СУБД PostgreSQL версии 9.4.</text:p>
      <text:h text:style-name="Heading_20_4" text:outline-level="4"><text:bookmark text:name="scroll-bookmark-141"/><text:bookmark text:name="TI000000050"/><text:bookmark text:name="IssOgl3_2.4.2.3_Подготовка_сервера_к_установке"/>2.4.2.3. Подготовка сервера к установке</text:h>
      <text:h text:style-name="Heading_20_5" text:outline-level="5"><text:bookmark text:name="scroll-bookmark-142"/><text:bookmark text:name="TI000000051"/><text:bookmark text:name="IssOgl4_2.4.2.3.1_Определение_каталогов_установки_и_хранения_конфигурации"/>2.4.2.3.1. Определение каталогов установки и хранения конфигурации</text:h>
      <text:h text:style-name="Heading_20_6" text:outline-level="6"><text:bookmark text:name="scroll-bookmark-143"/><text:bookmark text:name="TI000000052"/><text:bookmark text:name="IssOgl5_Каталоги_установки"/>Каталоги установки</text:h>
      <text:p text:style-name="Text_20_body">Перед установкой пакетов следует определить каталоги, в которые будет произведена установка. Рекомендуется использовать каталоги по умолчанию.</text:p>
      <text:p text:style-name="Text_20_body">Для ОС Linux пакеты 1c-enterprise84-* устанавливаются в каталог /opt/1C/v8.4, а остальные пакеты устанавливаются в подкаталоги /opt/1C/1CE/x86_64 или /opt/1C/1CE/x86 в зависимости от архитектуры пакета.</text:p>
      <text:p text:style-name="Text_20_body">Для ОС Windows содержимое пакетов устанавливается в каталоги %ProgramFiles%\1C\1CE или %ProgramFiles(x86)%\1C\1CE (в зависимости от разрядности используемой ОС и устанавливаемых пакетов). Для ОС Windows существует возможность изменить каталог установки пакетов.</text:p>
      <text:p text:style-name="Text_20_body">Более подробное описание особенностей пакетов см. <text:a xlink:type="simple" xlink:href="https://its.1c.ru/db/content/v841doc/src/глава%202.%20установка.htm?_=1542292913#_ref438836538" text:style-name="Internet_20_link" text:visited-style-name="Visited_20_Internet_20_Link">здесь</text:a>.</text:p>
      <text:h text:style-name="Heading_20_6" text:outline-level="6"><text:bookmark text:name="scroll-bookmark-144"/><text:bookmark text:name="TI000000053"/><text:bookmark text:name="IssOgl5_Каталоги_для_данных_и_конфигурации"/>Каталоги для данных и конфигурации</text:h>
      <text:p text:style-name="Text_20_body">Требуется выбрать каталог для хранения экземпляров компонентов (подробнее см. <text:a xlink:type="simple" xlink:href="https://its.1c.ru/db/content/v841doc/src/глава%203.%20детальное%20знакомство%20и%20настройка.htm?_=1542292913#_ref438560342" text:style-name="Internet_20_link" text:visited-style-name="Visited_20_Internet_20_Link">здесь</text:a>). Выбранный каталог не должен располагаться на сетевом диске, т. к. это приведет к замедлению работы и ошибкам запуска процессов при перезагрузке сервера.</text:p>
      <text:p text:style-name="Text_20_body">По умолчанию будут использованы следующие каталоги:</text:p>
      <text:p text:style-name="Text_20_body">● Для ОС Windows: %ProgramData%\1C\1CE\instances.</text:p>
      <text:p text:style-name="Text_20_body">● Для ОС Linux: /var/1C/1CE/instances.</text:p>
      <text:p text:style-name="Text_20_body">Описание установки и настройки ZooKeeper см. <text:a xlink:type="simple" xlink:href="https://its.1c.ru/db/content/v841doc/src/глава%202.%20установка.htm?_=1542292913#_ref438560495" text:style-name="Internet_20_link" text:visited-style-name="Visited_20_Internet_20_Link">здесь</text:a>. В данном разделе будут использованы каталоги по умолчанию.</text:p>
      <text:h text:style-name="Heading_20_5" text:outline-level="5"><text:bookmark text:name="scroll-bookmark-145"/><text:bookmark text:name="TI000000054"/><text:bookmark text:name="IssOgl4_2.4.2.3.2_Определение_пользователя_для_запуска_процессов"/><text:soft-page-break/>2.4.2.3.2. Определение пользователя для запуска процессов</text:h>
      <text:p text:style-name="Text_20_body">Следует определить, от имени какого пользователя (или пользователей) будут запускаться процессы создаваемого кластера. Для ОС Linux рекомендуется использовать пользователя usr1ce, а для ОС Windows – USR1CE, т. к. эти пользователи создаются при установке пакетов компонентного кластера системы «1С:Предприятие» версии 8.4.1 (подробнее см. <text:a xlink:type="simple" xlink:href="https://its.1c.ru/db/content/v841doc/src/глава%202.%20установка.htm?_=1542292913#_ref438836581" text:style-name="Internet_20_link" text:visited-style-name="Visited_20_Internet_20_Link">здесь</text:a>).</text:p>
      <text:p text:style-name="Text_20_body">Если будет использоваться другой пользователь, то необходимо выдать этому пользователю привилегии на чтение каталогов с программными лицензиями. Каталоги расположения программных лицензий см. <text:a xlink:type="simple" xlink:href="https://its.1c.ru/db/v841doc/bookmark/adm/TI000000325" office:target-frame-name="_top" xlink:show="replace" text:style-name="Internet_20_link" text:visited-style-name="Visited_20_Internet_20_Link">здесь</text:a>.</text:p>
      <text:p text:style-name="Text_20_body">Для работы системы рекомендуется использовать пользователя, который должен обладать полным доступом к каталогу экземпляра сервиса, в остальном его права должны быть минимальны.</text:p>
      <text:h text:style-name="Heading_20_5" text:outline-level="5"><text:bookmark text:name="scroll-bookmark-146"/><text:bookmark text:name="TI000000055"/><text:bookmark text:name="IssOgl4_2.4.2.3.3_Установка_Java"/>2.4.2.3.3. Установка Java</text:h>
      <text:p text:style-name="Text_20_body">Необходимо использовать Oracle Java 8. Рекомендуется использовать версию Server JRE.</text:p>
      <text:p text:style-name="Text_20_body">Скачать Java можно с официального сайта: <text:a xlink:type="simple" xlink:href="http://www.oracle.com/technetwork/java/javase/downloads/index.html" office:target-frame-name="_blank" xlink:show="new" text:style-name="Internet_20_link" text:visited-style-name="Visited_20_Internet_20_Link">http://www.oracle.com/technetwork/java/javase/downloads/index.html</text:a>. Установку следует выполнять в соответствии с рекомендациями компании Oracle. Информация по установке Java доступна в официальной документации: <text:a xlink:type="simple" xlink:href="https://www.java.com/ru/download/help/download_options.xml" office:target-frame-name="_blank" xlink:show="new" text:style-name="Internet_20_link" text:visited-style-name="Visited_20_Internet_20_Link">https://www.java.com/ru/download/help/download_options.xml</text:a>.</text:p>
      <text:p text:style-name="Text_20_body"><text:bookmark text:name="scroll-bookmark-147"/>Примечание. Требуется использовать Java той же архитектуры, что и у используемой операционной системы.</text:p>
      <text:h text:style-name="Heading_20_5" text:outline-level="5"><text:bookmark text:name="TI000000056"/><text:bookmark text:name="IssOgl4_2.4.2.3.4_Установка_Ring"/>2.4.2.3.4. Установка Ring</text:h>
      <text:p text:style-name="Text_20_body">Большое количество операций по настройке и управлению кластером будет выполняться с помощью утилиты Ring. Подробная информация об установке Ring см. <text:a xlink:type="simple" xlink:href="https://its.1c.ru/db/content/v841doc/src/глава%203.%20детальное%20знакомство%20и%20настройка.htm?_=1542292913#_ref438564818" text:style-name="Internet_20_link" text:visited-style-name="Visited_20_Internet_20_Link">здесь</text:a>.</text:p>
      <text:h text:style-name="Heading_20_4" text:outline-level="4"><text:bookmark text:name="scroll-bookmark-148"/><text:bookmark text:name="TI000000057"/><text:bookmark text:name="IssOgl3_2.4.2.4_Определение_идентификатора_кластера"/>2.4.2.4. Определение идентификатора кластера</text:h>
      <text:p text:style-name="Text_20_body">Идентификатор кластера нужен для того, чтобы процессы одного кластера могли общаться друг с другом. Так же идентификатор кластера нужен для хранения реестра кластера в Apache ZooKeeper. Термины «имя кластера» и «идентификатор кластера» являются синонимами.</text:p>
      <text:p text:style-name="Text_20_body">Идентификатор должен состоять из букв латинского алфавита и цифр. Идентификатор чувствителен к регистру букв.</text:p>
      <text:p text:style-name="Text_20_body">В данном руководстве в качестве имени кластера будет использоваться имя clusterName.</text:p>
      <text:h text:style-name="Heading_20_4" text:outline-level="4"><text:bookmark text:name="scroll-bookmark-149"/><text:bookmark text:name="TI000000058"/><text:bookmark text:name="IssOgl3_2.4.2.5_Дополнительные_инструменты"/>2.4.2.5. Дополнительные инструменты</text:h>
      <text:p text:style-name="Text_20_body">В данном руководстве для выполнения запросов к REST API (подробнее см. <text:a xlink:type="simple" xlink:href="https://its.1c.ru/db/content/v841doc/src/приложение%202.%20rest%20api%20сервиса%20управления%20кластером.htm?_=1542292913#_ref439156155" text:style-name="Internet_20_link" text:visited-style-name="Visited_20_Internet_20_Link">здесь</text:a>) сервиса управления компонентного кластера серверов «1С:Предприятие» версии 8.4.1 используется утилита curl. Утилита curl для ОС Linux доступна в виде одноименного пакета в официальных репозиториях. Утилита curl для ОС Windows доступна на сайте <text:a xlink:type="simple" xlink:href="http://curl.haxx.se/" office:target-frame-name="_blank" xlink:show="new" text:style-name="Internet_20_link" text:visited-style-name="Visited_20_Internet_20_Link">http://curl.haxx.se</text:a>.</text:p>
      <text:h text:style-name="Heading_20_3" text:outline-level="3"><text:bookmark text:name="scroll-bookmark-150"/><text:bookmark text:name="TI000000059"/><text:bookmark text:name="IssOgl2_2.4.3_Установка"/>2.4.3. Установка</text:h>
      <text:h text:style-name="Heading_20_4" text:outline-level="4"><text:bookmark text:name="scroll-bookmark-151"/><text:bookmark text:name="TI000000060"/><text:bookmark text:name="IssOgl3_2.4.3.1_Порядок_установки"/>2.4.3.1. Порядок установки</text:h>
      <text:p text:style-name="Text_20_body">Порядок установки компонентов системы не является важным. Рекомендуется устанавливать системы в следующем порядке:</text:p>
      <text:p text:style-name="Text_20_body">● установить систему «1С:Предприятие» версии 8.4.1;</text:p>
      <text:p text:style-name="Text_20_body">● установить необходимые компоненты компонентного кластера системы «1С:Предприятие» версии 8.4.1.</text:p>
      <text:h text:style-name="Heading_20_4" text:outline-level="4"><text:bookmark text:name="scroll-bookmark-152"/><text:bookmark text:name="TI000000061"/><text:bookmark text:name="IssOgl3_2.4.3.2_Особенности_установки"/>2.4.3.2. Особенности установки</text:h>
      <text:p text:style-name="Text_20_body">Установка системы «1С:Предприятие» версии 8.4.1 не отличается от таковой для «1С:Предприятие» версии 8.3. Описание процесса установки системы «1С:Предприятие» версии 8.3 см. <text:a xlink:type="simple" xlink:href="https://its.1c.ru/db/v841doc/bookmark/adm/TI000000024" office:target-frame-name="_top" xlink:show="replace" text:style-name="Internet_20_link" text:visited-style-name="Visited_20_Internet_20_Link">здесь</text:a>.</text:p>
      <text:h text:style-name="Heading_20_5" text:outline-level="5"><text:bookmark text:name="scroll-bookmark-153"/><text:bookmark text:name="TI000000062"/><text:bookmark text:name="IssOgl4_2.4.3.2.1_Особенности_установки_на_ОС_Windows"/><text:soft-page-break/>2.4.3.2.1. Особенности установки на ОС Windows</text:h>
      <text:p text:style-name="Text_20_body">Для совместной работы «1С:Предприятия» версий 8.4.1 и компонентного кластера системы «1С:Предприятие» версии 8.4.1, следует при установке версии 8.4.1 помнить следующие особенности установки:</text:p>
      <text:p text:style-name="Text_20_body">● не требуется устанавливать модули расширения веб-сервера.</text:p>
      <text:p text:style-name="Text_20_body">● не требуется устанавливать компоненты доступа к серверам «1С:Предприятия».</text:p>
      <text:p text:style-name="Text_20_body">● не рекомендуется устанавливать сервер «1С:Предприятия» в качестве сервиса ОС Windows во избежание конфликтов по адресам каталога данных кластера и используемых ip-портов, т. к. программа установки всегда устанавливает кластер серверов с параметрами по умолчанию. Все необходимые настройки кластера можно будет выполнить, в дальнейшем, с помощью утилит командной строки компонентного кластера системы «1С:Предприятие» версии 8.4.1.</text:p>
      <text:p text:style-name="Text_20_body">● для работы компонентного кластера системы «1С:Предприятие» версии 8.4.1 не требуется устанавливать COM-соединение для 64-разрядной версии сервера «1С:Предприятия» версии 8.4.1.</text:p>
      <text:h text:style-name="Heading_20_5" text:outline-level="5"><text:bookmark text:name="scroll-bookmark-154"/><text:bookmark text:name="TI000000063"/><text:bookmark text:name="IssOgl4_2.4.3.2.2_Особенности_установки_для_ОС_Linux"/>2.4.3.2.2. Особенности установки для ОС Linux</text:h>
      <text:p text:style-name="Text_20_body">При работе под ОС Linux следует установить пакеты 1c-enterprise84-common и 1c-enterprise84-server. После установки следует отключить автоматический запуск агента кластера, т. к. компонентный кластер системы «1С:Предприятие» версии 8.4.1 запускается иначе.</text:p>
      <text:p text:style-name="Text_20_body">Команда для отключения автозапуска для ОС семейства Debian:</text:p>
      <text:p text:style-name="Text_20_body"><text:a xlink:type="simple" xlink:href="javascript:" text:style-name="Internet_20_link" text:visited-style-name="Visited_20_Internet_20_Link">Копировать в буфер обмена</text:a> </text:p>
      <text:p text:style-name="P3">update-rc.d -f srv1cv84 disable</text:p>
      <text:p text:style-name="Text_20_body">Команда для отключения автозапуска для ОС семейства Red Hat:</text:p>
      <text:p text:style-name="Text_20_body"><text:a xlink:type="simple" xlink:href="javascript:" text:style-name="Internet_20_link" text:visited-style-name="Visited_20_Internet_20_Link">Копировать в буфер обмена</text:a> </text:p>
      <text:p text:style-name="P3">chkconfig srv1cv84 off</text:p>
      <text:h text:style-name="Heading_20_4" text:outline-level="4"><text:bookmark text:name="scroll-bookmark-155"/><text:bookmark text:name="TI000000064"/><text:bookmark text:name="IssOgl3_2.4.3.3_Настройка_защиты_от_несанкционированного_использования"/>2.4.3.3. Настройка защиты от несанкционированного использования</text:h>
      <text:p text:style-name="Text_20_body">Компонентный кластер серверов «1С:Предприятие» версии 8.4.1 использует защиту от нелицензионного использования. Эта защита полностью аналогична таковой для системы «1С:Предприятие» версии 8.3. Используются те же программные лицензии и ключи защиты HASP. Описание системы защиты см. <text:a xlink:type="simple" xlink:href="https://its.1c.ru/db/v841doc/bookmark/adm/TI000000261" office:target-frame-name="_top" xlink:show="replace" text:style-name="Internet_20_link" text:visited-style-name="Visited_20_Internet_20_Link">здесь</text:a>.</text:p>
      <text:h text:style-name="Heading_20_3" text:outline-level="3"><text:bookmark text:name="scroll-bookmark-156"/><text:bookmark text:name="TI000000065"/><text:bookmark text:name="IssOgl2_2.4.4_Подготовка_экземпляров_компонентов"/>2.4.4. Подготовка экземпляров компонентов</text:h>
      <text:h text:style-name="Heading_20_4" text:outline-level="4"><text:bookmark text:name="TI000000207"/><text:bookmark text:name="IssOgl3_2.4.4.1_Общая_информация"/>2.4.4.1. Общая информация</text:h>
      <text:p text:style-name="Text_20_body">Предварительно рекомендуется ознакомиться с разделом, посвященному управлению экземплярами компонентов кластера (см. <text:a xlink:type="simple" xlink:href="https://its.1c.ru/db/content/v841doc/src/глава%203.%20детальное%20знакомство%20и%20настройка.htm?_=1542292913#_ref439084259" text:style-name="Internet_20_link" text:visited-style-name="Visited_20_Internet_20_Link">здесь</text:a>) и разделом, посвященному установке и настройке Apache ZooKeeper (см. <text:a xlink:type="simple" xlink:href="https://its.1c.ru/db/content/v841doc/src/глава%202.%20установка.htm?_=1542292913#_ref439084223" text:style-name="Internet_20_link" text:visited-style-name="Visited_20_Internet_20_Link">здесь</text:a>).</text:p>
      <text:p text:style-name="Text_20_body">Чтобы иметь возможность развернуть на одном сервере несколько кластеров, все экземпляры компонентов, относящиеся к одному кластеру, следует создавать в одном каталоге. В качестве имени каталога будет использоваться идентификатор кластера. Путь к каталогу для ОС Windows будет %ProgramData%\1C\1CE\instances, а для ОС Linux – /var/1C/1CE/instances.</text:p>
      <text:p text:style-name="Text_20_body">Т.к. в данном руководстве рассматривается установка кластера на один сервер, то во многих командах вместо сетевого адреса сервера будет использоваться localhost. Как правило, параметры со строкой localhost в значении можно опустить, т. к. в примерах будут указаны значения этих параметров по умолчанию. <text:soft-page-break/>Параметры приводятся в справочных целях, чтобы была возможность на основе данного руководства установить компонентный кластер системы «1С:Предприятие» версии 8.4.1 на нескольких серверах.</text:p>
      <text:p text:style-name="Text_20_body">Подробную информацию о значении параметров команд Ring следует смотреть в справке по командам. Для этого следует указать help вместо параметров команды в командной строке и убрать параметр --instance вместе со значением, если он существует.</text:p>
      <text:p text:style-name="Text_20_body">Краткое описание повторяющихся параметров для команд создания экземпляров:</text:p>
      <table:table table:name="Таблица7" table:style-name="Таблица7">
        <table:table-column table:style-name="Таблица7.A"/>
        <table:table-column table:style-name="Таблица7.B"/>
        <table:table-row>
          <table:table-cell table:style-name="Таблица7.A1" office:value-type="string">
            <text:p text:style-name="P2">Параметр</text:p>
          </table:table-cell>
          <table:table-cell table:style-name="Таблица7.A1" office:value-type="string">
            <text:p text:style-name="P2">Описание</text:p>
          </table:table-cell>
        </table:table-row>
        <table:table-row>
          <table:table-cell office:value-type="string">
            <text:p text:style-name="P1">--endpoint</text:p>
          </table:table-cell>
          <table:table-cell office:value-type="string">
            <text:p text:style-name="P1">Сетевой адрес, на котором сервис будет принимать запросы. Для того чтобы сервис принимал подключения только с сервера, на котором он установлен, следует указывать localhost:port, а для того, чтобы сервис был доступен с других серверов следует указывать ip:port, где ip – это IP-адрес сервера, а port – номер сетевого порта.</text:p>
            <text:p text:style-name="P1">Рекомендуется всегда использовать IP-адрес сервера, т. к. некоторые сервисы находят друг друга динамически. </text:p>
          </table:table-cell>
        </table:table-row>
        <table:table-row>
          <table:table-cell office:value-type="string">
            <text:p text:style-name="P1">--cluster</text:p>
          </table:table-cell>
          <table:table-cell office:value-type="string">
            <text:p text:style-name="P1">Идентификатор кластера.</text:p>
          </table:table-cell>
        </table:table-row>
        <table:table-row>
          <table:table-cell office:value-type="string">
            <text:p text:style-name="P1">--keeper</text:p>
          </table:table-cell>
          <table:table-cell office:value-type="string">
            <text:p text:style-name="P1">Сетевой адрес реестра кластера (используется Apache ZooKeeper). Если ZooKeeper установлен в кластерном варианте, то в этом параметре можно перечислить несколько сетевых адресов, разделенных пробелом.</text:p>
          </table:table-cell>
        </table:table-row>
        <table:table-row>
          <table:table-cell office:value-type="string">
            <text:p text:style-name="P1">--messaging</text:p>
          </table:table-cell>
          <table:table-cell office:value-type="string">
            <text:p text:style-name="P1">Сетевой адрес сервиса сообщений.</text:p>
          </table:table-cell>
        </table:table-row>
      </table:table>
      <text:p text:style-name="Text_20_body">Команды Ring из данного раздела следует выполняться от пользователя с административными привилегиями.</text:p>
      <text:h text:style-name="Heading_20_4" text:outline-level="4"><text:bookmark text:name="scroll-bookmark-157"/><text:bookmark text:name="TI000000066"/><text:bookmark text:name="IssOgl3_2.4.4.2_Подготовка_Apache_ZooKeeper"/>2.4.4.2. Подготовка Apache ZooKeeper</text:h>
      <text:p text:style-name="Text_20_body">Подготовим ZooKeeper к запуску в односерверном варианте.</text:p>
      <text:p text:style-name="Text_20_body">Для ОС Linux:</text:p>
      <text:p text:style-name="Text_20_body"><text:a xlink:type="simple" xlink:href="javascript:" text:style-name="Internet_20_link" text:visited-style-name="Visited_20_Internet_20_Link">Копировать в буфер обмена</text:a> </text:p>
      <text:p text:style-name="Preformatted_20_Text">ring zookeeper init --endpoint localhost:2181 --owner usr1ce</text:p>
      <text:p text:style-name="P3">ring zookeeper service create --stopped --username usr1ce</text:p>
      <text:p text:style-name="Text_20_body">Для ОС Windows:</text:p>
      <text:p text:style-name="Text_20_body"><text:a xlink:type="simple" xlink:href="javascript:" text:style-name="Internet_20_link" text:visited-style-name="Visited_20_Internet_20_Link">Копировать в буфер обмена</text:a> </text:p>
      <text:p text:style-name="Preformatted_20_Text">ring zookeeper init --endpoint localhost:2181 --owner USR1CE</text:p>
      <text:p text:style-name="P3">ring zookeeper service create --stopped --username USR1CE --password USR1CE</text:p>
      <text:p text:style-name="Text_20_body">Если требуется хранить данные ZooKeeper не в стандартных каталогах, то следует указать параметры --data и --log для команды ring zookeeper init. Подробнее о настройке ZooKeeper см. <text:a xlink:type="simple" xlink:href="https://its.1c.ru/db/content/v841doc/src/глава%202.%20установка.htm?_=1542292913#_ref438568379" text:style-name="Internet_20_link" text:visited-style-name="Visited_20_Internet_20_Link">здесь</text:a>.</text:p>
      <text:h text:style-name="Heading_20_4" text:outline-level="4"><text:bookmark text:name="scroll-bookmark-158"/><text:bookmark text:name="TI000000067"/><text:bookmark text:name="IssOgl3_2.4.4.3_Подготовка_сервиса_конфигурации_кластера"/>2.4.4.3. Подготовка сервиса конфигурации кластера</text:h>
      <text:p text:style-name="Text_20_body">Для ОС Linux:</text:p>
      <text:p text:style-name="Text_20_body"><text:a xlink:type="simple" xlink:href="javascript:" text:style-name="Internet_20_link" text:visited-style-name="Visited_20_Internet_20_Link">Копировать в буфер обмена</text:a> </text:p>
      <text:p text:style-name="Preformatted_20_Text">ring mds instance create --dir /var/1C/1CE/instances/clusterName/mds1 --cluster clusterName --endpoint localhost:8083 --keeper localhost:2181 --owner usr1ce</text:p>
      <text:p text:style-name="P3">ring mds --instance mds1 service create --stopped --username usr1ce</text:p>
      <text:p text:style-name="Text_20_body">Для ОС Windows:</text:p>
      <text:p text:style-name="Text_20_body"><text:a xlink:type="simple" xlink:href="javascript:" text:style-name="Internet_20_link" text:visited-style-name="Visited_20_Internet_20_Link">Копировать в буфер обмена</text:a> </text:p>
      <text:p text:style-name="Preformatted_20_Text"><text:soft-page-break/>ring mds instance create --dir C:\ProgramData\1C\1CE\instances\clusterName\mds1 --cluster clusterName --endpoint localhost:8083 --keeper localhost:2181 --owner USR1CE</text:p>
      <text:p text:style-name="P3">ring mds --instance mds1 service create --stopped --username USR1CE --password USR1CE</text:p>
      <text:h text:style-name="Heading_20_4" text:outline-level="4"><text:bookmark text:name="scroll-bookmark-159"/><text:bookmark text:name="TI000000068"/><text:bookmark text:name="IssOgl3_2.4.4.4_Подготовка_сервиса_сообщений"/>2.4.4.4. Подготовка сервиса сообщений</text:h>
      <text:p text:style-name="Text_20_body">Для ОС Linux:</text:p>
      <text:p text:style-name="Text_20_body"><text:a xlink:type="simple" xlink:href="javascript:" text:style-name="Internet_20_link" text:visited-style-name="Visited_20_Internet_20_Link">Копировать в буфер обмена</text:a> </text:p>
      <text:p text:style-name="Preformatted_20_Text">ring messaging instance create --dir /var/1C/1CE/instances/clusterName/messaging1 --cluster clusterName --endpoint localhost:61616 --keeper localhost:2181 --owner usr1ce</text:p>
      <text:p text:style-name="P3">ring messaging --instance messaging1 service create --stopped --username usr1ce</text:p>
      <text:p text:style-name="Text_20_body">Для ОС Windows:</text:p>
      <text:p text:style-name="Text_20_body"><text:a xlink:type="simple" xlink:href="javascript:" text:style-name="Internet_20_link" text:visited-style-name="Visited_20_Internet_20_Link">Копировать в буфер обмена</text:a> </text:p>
      <text:p text:style-name="Preformatted_20_Text">ring messaging instance create --dir C:\ProgramData\1C\1CE\instances\clusterName\messaging1 --cluster clusterName --endpoint localhost:61616 --keeper localhost:2181 --owner USR1CE</text:p>
      <text:p text:style-name="P3">ring messaging --instance messaging1 service create --stopped --username USR1CE --password USR1CE</text:p>
      <text:h text:style-name="Heading_20_4" text:outline-level="4"><text:bookmark text:name="scroll-bookmark-160"/><text:bookmark text:name="TI000000069"/><text:bookmark text:name="IssOgl3_2.4.4.5_Подготовка_шлюза_кластера"/>2.4.4.5. Подготовка шлюза кластера</text:h>
      <text:p text:style-name="Text_20_body">Для ОС Linux:</text:p>
      <text:p text:style-name="Text_20_body"><text:a xlink:type="simple" xlink:href="javascript:" text:style-name="Internet_20_link" text:visited-style-name="Visited_20_Internet_20_Link">Копировать в буфер обмена</text:a> </text:p>
      <text:p text:style-name="Preformatted_20_Text">ring gateway instance create --dir /var/1C/1CE/instances/clusterName/gateway1 --cluster clusterName --endpoint localhost:8080 --keeper localhost:2181 --messaging localhost:61616 --owner usr1ce</text:p>
      <text:p text:style-name="P3">ring gateway --instance gateway1 service create --stopped --username usr1ce</text:p>
      <text:p text:style-name="Text_20_body">Для ОС Windows:</text:p>
      <text:p text:style-name="Text_20_body"><text:a xlink:type="simple" xlink:href="javascript:" text:style-name="Internet_20_link" text:visited-style-name="Visited_20_Internet_20_Link">Копировать в буфер обмена</text:a> </text:p>
      <text:p text:style-name="Preformatted_20_Text">ring gateway instance create --dir C:\ProgramData\1C\1CE\instances\clusterName\gateway1 --cluster clusterName --endpoint localhost:8080 --keeper localhost:2181 --messaging localhost:61616 --owner USR1CE</text:p>
      <text:p text:style-name="P3">ring gateway --instance gateway1 service create --stopped --username USR1CE --password USR1CE</text:p>
      <text:p text:style-name="Text_20_body">Шлюз кластера обрабатывает запросы по протоколу HTTP от тонкого клиента и веб-клиента. Замените подстроку localhost в параметре --endpoint на IP-адрес сервера, если подключение к созданному кластеру будет осуществляться с другого компьютера.</text:p>
      <text:h text:style-name="Heading_20_4" text:outline-level="4"><text:bookmark text:name="scroll-bookmark-161"/><text:bookmark text:name="TI000000070"/><text:bookmark text:name="IssOgl3_2.4.4.6_Подготовка_сервиса_балансировки_нагрузки"/>2.4.4.6. Подготовка сервиса балансировки нагрузки</text:h>
      <text:p text:style-name="Text_20_body">Для ОС Linux:</text:p>
      <text:p text:style-name="Text_20_body"><text:a xlink:type="simple" xlink:href="javascript:" text:style-name="Internet_20_link" text:visited-style-name="Visited_20_Internet_20_Link">Копировать в буфер обмена</text:a> </text:p>
      <text:p text:style-name="Preformatted_20_Text">ring balancer instance create --dir /var/1C/1CE/instances/clusterName/balancer1 --cluster clusterName --endpoint localhost:5055 --keeper localhost:2181 --messaging localhost:61616 --owner usr1ce</text:p>
      <text:p text:style-name="P3">ring balancer --instance balancer1 service create --stopped --username usr1ce</text:p>
      <text:p text:style-name="Text_20_body">Для ОС Windows:</text:p>
      <text:p text:style-name="Text_20_body"><text:a xlink:type="simple" xlink:href="javascript:" text:style-name="Internet_20_link" text:visited-style-name="Visited_20_Internet_20_Link">Копировать в буфер обмена</text:a> </text:p>
      <text:p text:style-name="Preformatted_20_Text">ring balancer instance create --dir C:\ProgramData\1C\1CE\instances\clusterName\balancer1 --cluster clusterName --endpoint localhost:5055 --keeper localhost:2181 --messaging localhost:61616 --owner USR1CE</text:p>
      <text:p text:style-name="P3">ring balancer --instance balancer1 service create --stopped --username USR1CE --password USR1CE</text:p>
      <text:h text:style-name="Heading_20_4" text:outline-level="4"><text:bookmark text:name="scroll-bookmark-162"/><text:bookmark text:name="TI000000071"/><text:bookmark text:name="IssOgl3_2.4.4.7_Подготовка_рабочего_процесса"/><text:soft-page-break/>2.4.4.7. Подготовка рабочего процесса</text:h>
      <text:p text:style-name="Text_20_body">Для ОС Linux:</text:p>
      <text:p text:style-name="Text_20_body"><text:a xlink:type="simple" xlink:href="javascript:" text:style-name="Internet_20_link" text:visited-style-name="Visited_20_Internet_20_Link">Копировать в буфер обмена</text:a> </text:p>
      <text:p text:style-name="Preformatted_20_Text">ring worker instance create --dir /var/1C/1CE/instances/clusterName/worker1 --cluster clusterName --endpoint localhost:1560 --backend localhost:8087 --keeper localhost:2181 --messaging localhost:61616 --owner usr1ce --platform /opt/1C/v8.4/x86_64</text:p>
      <text:p text:style-name="P3">ring worker --instance worker1 service create --stopped --username usr1ce</text:p>
      <text:p text:style-name="Text_20_body">Для ОС Windows:</text:p>
      <text:p text:style-name="Text_20_body"><text:a xlink:type="simple" xlink:href="javascript:" text:style-name="Internet_20_link" text:visited-style-name="Visited_20_Internet_20_Link">Копировать в буфер обмена</text:a> </text:p>
      <text:p text:style-name="Preformatted_20_Text">ring worker instance create --dir C:\ProgramData\1C\1CE\instances\clusterName\worker1 --cluster clusterName --endpoint localhost:1560 --backend localhost:8087 --keeper localhost:2181 --messaging localhost:61616 --owner USR1CE --platform "C:\Program Files\1cv8\8.4.1.100\bin"</text:p>
      <text:p text:style-name="P3">ring worker --instance worker1 service create --stopped --username USR1CE --password USR1CE</text:p>
      <text:p text:style-name="Text_20_body">Параметр --platform должен содержать полный путь к каталогу установки системы «1С:Предприятие» версии 8.4.1. На ОС Windows этот путь должен включать каталог bin, на ОС Linux – нет.</text:p>
      <text:p text:style-name="Text_20_body">Параметр --backend указывает сетевой адрес, на котором рабочий процесс будет принимать HTTP запросы от шлюза кластера. Если установка кластера производится на несколько серверов, то в данном параметре вместо localhost нужно указать IP-адрес сервера.</text:p>
      <text:h text:style-name="Heading_20_4" text:outline-level="4"><text:bookmark text:name="_ref438569991"/><text:bookmark text:name="scroll-bookmark-163"/><text:bookmark text:name="TI000000072"/><text:bookmark text:name="IssOgl3_2.4.4.8_Установка_JDBC-драйверов"/>2.4.4.8. Установка JDBC-драйверов</text:h>
      <text:p text:style-name="Text_20_body">Для установки JDBC-драйверов для доступа к базам данных их необходимо скопировать в каталог lib нужного экземпляра компонента:</text:p>
      <text:p text:style-name="Text_20_body">● Для ОС Windows: C:\ProgramData\1C\1CE\instances\&lt;clusterName&gt;\worker1\lib;</text:p>
      <text:p text:style-name="Text_20_body">● Для ОС Linux: /var/1C/1CE/instances/&lt;clusterName&gt;/worker1/lib.</text:p>
      <text:p text:style-name="Text_20_body">&lt;clusterName&gt; указывает имя экземпляра кластера, для которого выполняется настройка. При необходимости каталог требуется создать.</text:p>
      <text:p text:style-name="Text_20_body">Состав копируемых файлов зависит от типов СУБД, которые планируется использовать для хранения информационных баз. Драйверы следует получить с сайта производителя СУБД. Подробнее о JDBC-драйверах см. <text:a xlink:type="simple" xlink:href="https://its.1c.ru/db/content/v841doc/src/приложение%201.%20справочная%20информация.htm?_=1542292913#_ref438569113" text:style-name="Internet_20_link" text:visited-style-name="Visited_20_Internet_20_Link">здесь</text:a>.</text:p>
      <text:p text:style-name="Text_20_body">Следует отметить, что в отличие от большинства Java-приложений, рабочий процесс кластера поддерживает работу с разными версиями драйверов одновременно, т. е. например, в каталог lib можно скопировать драйверы для СУБД Oracle Databse двух разных версий – 10g и 12c, и они будут корректно работать без конфликтов друг с другом.</text:p>
      <text:p text:style-name="Text_20_body">Для простоты управления конфигурацией рекомендуется держать список JDBC-драйверов одинаковым для всех рабочих процессов кластера. Компонентный кластер системы «1С:Предприятие» версии 8.4.1 будет загружать только те JDBC-драйвера, которые используются при реальных подключениях к используемым СУБД.</text:p>
      <text:h text:style-name="Heading_20_4" text:outline-level="4"><text:bookmark text:name="scroll-bookmark-164"/><text:bookmark text:name="TI000000073"/><text:bookmark text:name="IssOgl3_2.4.4.9_Подготовка_менеджера_кластера"/>2.4.4.9. Подготовка менеджера кластера</text:h>
      <text:p text:style-name="Text_20_body">Для ОС Linux:</text:p>
      <text:p text:style-name="Text_20_body"><text:a xlink:type="simple" xlink:href="javascript:" text:style-name="Internet_20_link" text:visited-style-name="Visited_20_Internet_20_Link">Копировать в буфер обмена</text:a> </text:p>
      <text:p text:style-name="Preformatted_20_Text">ring manager instance create --dir /var/1C/1CE/instances/clusterName/manager1 --cluster clusterName --endpoint localhost:1541 --keeper localhost:2181 --messaging localhost:61616 --owner usr1ce --platform /opt/1C/v8.4/x86_64</text:p>
      <text:p text:style-name="P3">ring manager --instance manager1 service create --stopped --username usr1ce</text:p>
      <text:p text:style-name="Text_20_body"><text:soft-page-break/>Для ОС Windows:</text:p>
      <text:p text:style-name="Text_20_body"><text:a xlink:type="simple" xlink:href="javascript:" text:style-name="Internet_20_link" text:visited-style-name="Visited_20_Internet_20_Link">Копировать в буфер обмена</text:a> </text:p>
      <text:p text:style-name="Preformatted_20_Text">ring manager instance create --dir C:\ProgramData\1C\1CE\instances\clusterName\manager1 --cluster clusterName --endpoint localhost:1541 --keeper localhost:2181 --messaging localhost:61616 --owner USR1CE --platform "C:\Program Files\1cv8\8.4.1.100\bin"</text:p>
      <text:p text:style-name="P3">ring manager --instance manager1 service create --stopped --username USR1CE --password USR1CE</text:p>
      <text:p text:style-name="Text_20_body">Параметр --platform должен содержать полный путь к каталогу установки системы «1С:Предприятие» версии 8.4.1.</text:p>
      <text:p text:style-name="Text_20_body">Менеджер кластера обрабатывает запросы от Конфигуратора. Если Конфигуратор будет запускаться с другого компьютера, то следует указать IP-адрес сервера вместо значения localhost в параметре --endpoint.</text:p>
      <text:h text:style-name="Heading_20_4" text:outline-level="4"><text:bookmark text:name="scroll-bookmark-165"/><text:bookmark text:name="TI000000074"/><text:bookmark text:name="IssOgl3_2.4.4.10_Подготовка_планировщика_заданий"/>2.4.4.10. Подготовка планировщика заданий</text:h>
      <text:p text:style-name="Text_20_body">Для ОС Linux:</text:p>
      <text:p text:style-name="Text_20_body"><text:a xlink:type="simple" xlink:href="javascript:" text:style-name="Internet_20_link" text:visited-style-name="Visited_20_Internet_20_Link">Копировать в буфер обмена</text:a> </text:p>
      <text:p text:style-name="Preformatted_20_Text">ring scheduler instance create --dir /var/1C/1CE/instances/clusterName/scheduler1 --cluster clusterName --keeper localhost:2181 --messaging localhost:61616 --owner usr1ce</text:p>
      <text:p text:style-name="P3">ring scheduler --instance scheduler1 service create --stopped --username usr1ce</text:p>
      <text:p text:style-name="Text_20_body">Для ОС Windows:</text:p>
      <text:p text:style-name="Text_20_body"><text:a xlink:type="simple" xlink:href="javascript:" text:style-name="Internet_20_link" text:visited-style-name="Visited_20_Internet_20_Link">Копировать в буфер обмена</text:a> </text:p>
      <text:p text:style-name="Preformatted_20_Text">ring scheduler instance create --dir C:\ProgramData\1C\1CE\instances\clusterName\scheduler1 --cluster clusterName --keeper localhost:2181 --messaging localhost:61616 --owner USR1CE</text:p>
      <text:p text:style-name="P3">ring scheduler --instance scheduler1 service create --stopped --username USR1CE --password USR1CE</text:p>
      <text:h text:style-name="Heading_20_4" text:outline-level="4"><text:bookmark text:name="scroll-bookmark-166"/><text:bookmark text:name="TI000000075"/><text:bookmark text:name="IssOgl3_2.4.4.11_Подготовка_сервиса_транзакционных_блокировок"/>2.4.4.11. Подготовка сервиса транзакционных блокировок</text:h>
      <text:p text:style-name="Text_20_body">Для ОС Linux:</text:p>
      <text:p text:style-name="Text_20_body"><text:a xlink:type="simple" xlink:href="javascript:" text:style-name="Internet_20_link" text:visited-style-name="Visited_20_Internet_20_Link">Копировать в буфер обмена</text:a> </text:p>
      <text:p text:style-name="Preformatted_20_Text">ring lock instance create --dir /var/1C/1CE/instances/clusterName/lock1 --endpoint localhost:1100 --owner usr1ce</text:p>
      <text:p text:style-name="P3">ring lock --instance lock1 service create --stopped --username usr1ce</text:p>
      <text:p text:style-name="Text_20_body">Для ОС Windows:</text:p>
      <text:p text:style-name="Text_20_body"><text:a xlink:type="simple" xlink:href="javascript:" text:style-name="Internet_20_link" text:visited-style-name="Visited_20_Internet_20_Link">Копировать в буфер обмена</text:a> </text:p>
      <text:p text:style-name="Preformatted_20_Text">ring lock instance create --dir C:\ProgramData\1C\1CE\instances\clusterName\lock1 --endpoint localhost:1100 --owner USR1CE</text:p>
      <text:p text:style-name="P3">ring lock --instance lock1 service create --stopped --username USR1CE --password USR1CE</text:p>
      <text:h text:style-name="Heading_20_4" text:outline-level="4"><text:bookmark text:name="scroll-bookmark-167"/><text:bookmark text:name="TI000000076"/><text:bookmark text:name="IssOgl3_2.4.4.12_Подготовка_сервиса_автоматической_нумерации"/>2.4.4.12. Подготовка сервиса автоматической нумерации</text:h>
      <text:p text:style-name="Text_20_body">Для ОС Linux:</text:p>
      <text:p text:style-name="Text_20_body"><text:a xlink:type="simple" xlink:href="javascript:" text:style-name="Internet_20_link" text:visited-style-name="Visited_20_Internet_20_Link">Копировать в буфер обмена</text:a> </text:p>
      <text:p text:style-name="Preformatted_20_Text">ring numerator instance create --dir /var/1C/1CE/instances/clusterName/numerator1 --endpoint localhost:1234 --owner usr1ce</text:p>
      <text:p text:style-name="P3">ring numerator --instance numerator1 service create --stopped --username usr1ce</text:p>
      <text:p text:style-name="Text_20_body">Для ОС Windows:</text:p>
      <text:p text:style-name="Text_20_body"><text:a xlink:type="simple" xlink:href="javascript:" text:style-name="Internet_20_link" text:visited-style-name="Visited_20_Internet_20_Link">Копировать в буфер обмена</text:a> </text:p>
      <text:p text:style-name="Preformatted_20_Text"><text:soft-page-break/>ring numerator instance create --dir C:\ProgramData\1C\1CE\instances\clusterName\numerator1 --endpoint localhost:1234 --owner USR1CE</text:p>
      <text:p text:style-name="P3">ring numerator --instance numerator1 service create --stopped --username USR1CE --password USR1CE</text:p>
      <text:h text:style-name="Heading_20_4" text:outline-level="4"><text:bookmark text:name="scroll-bookmark-168"/><text:bookmark text:name="TI000000077"/><text:bookmark text:name="IssOgl3_2.4.4.13_Подготовка_сервиса_управления_Bosun"/>2.4.4.13. Подготовка сервиса управления Bosun</text:h>
      <text:p text:style-name="Text_20_body">Для ОС Linux:</text:p>
      <text:p text:style-name="Text_20_body"><text:a xlink:type="simple" xlink:href="javascript:" text:style-name="Internet_20_link" text:visited-style-name="Visited_20_Internet_20_Link">Копировать в буфер обмена</text:a> </text:p>
      <text:p text:style-name="Preformatted_20_Text">ring bosun instance create --dir /var/1C/1CE/instances/clusterName/bosun1 --cluster clusterName --endpoint localhost:8081 --keeper localhost:2181 --messaging localhost:61616 --owner usr1ce</text:p>
      <text:p text:style-name="P3">ring bosun --instance bosun1 service create --stopped --username usr1ce</text:p>
      <text:p text:style-name="Text_20_body">Для ОС Windows:</text:p>
      <text:p text:style-name="Text_20_body"><text:a xlink:type="simple" xlink:href="javascript:" text:style-name="Internet_20_link" text:visited-style-name="Visited_20_Internet_20_Link">Копировать в буфер обмена</text:a> </text:p>
      <text:p text:style-name="Preformatted_20_Text">ring bosun instance create --dir C:\ProgramData\1C\1CE\instances\clusterName\bosun1 --cluster clusterName --endpoint localhost:8081 --keeper localhost:2181 --messaging localhost:61616 --owner USR1CE</text:p>
      <text:p text:style-name="P3">ring bosun --instance bosun1 service create --stopped --username USR1CE --password USR1CE</text:p>
      <text:h text:style-name="Heading_20_3" text:outline-level="3"><text:bookmark text:name="scroll-bookmark-169"/><text:bookmark text:name="TI000000078"/><text:bookmark text:name="IssOgl2_2.4.5_Инициализация_кластера_и_первый_запуск"/>2.4.5. Инициализация кластера и первый запуск</text:h>
      <text:h text:style-name="Heading_20_4" text:outline-level="4"><text:bookmark text:name="scroll-bookmark-170"/><text:bookmark text:name="TI000000079"/><text:bookmark text:name="IssOgl3_2.4.5.1_Инициализация_инфраструктуры_кластера"/>2.4.5.1. Инициализация инфраструктуры кластера</text:h>
      <text:p text:style-name="Text_20_body">Перед первым запуском следует провести инициализацию данных реестра кластера в ZooKeeper и конфигурации кластера в сервисе конфигурации.</text:p>
      <text:p text:style-name="Text_20_body">Запуск ZooKeeper:</text:p>
      <text:p text:style-name="Text_20_body"><text:a xlink:type="simple" xlink:href="javascript:" text:style-name="Internet_20_link" text:visited-style-name="Visited_20_Internet_20_Link">Копировать в буфер обмена</text:a> </text:p>
      <text:p text:style-name="P3">ring zookeeper service start</text:p>
      <text:p text:style-name="Text_20_body">Инициализация данных реестра кластера в ZooKeeper (если установка производилась на несколько серверов, то следующую команду необходимо выполнять на том сервере, где установлен пакет 1c-enterprise-ring-cluster-tools, заменив адрес ZooKeeper при необходимости).</text:p>
      <text:p text:style-name="Text_20_body">Инициализация кластера:</text:p>
      <text:p text:style-name="Text_20_body"><text:a xlink:type="simple" xlink:href="javascript:" text:style-name="Internet_20_link" text:visited-style-name="Visited_20_Internet_20_Link">Копировать в буфер обмена</text:a> </text:p>
      <text:p text:style-name="P3">ring cluster runtime create --name clusterName --keeper localhost:2181</text:p>
      <text:p text:style-name="Text_20_body">В параметре --name указывается идентификатор кластера.</text:p>
      <text:p text:style-name="Text_20_body">Запуск сервиса конфигурации:</text:p>
      <text:p text:style-name="Text_20_body"><text:a xlink:type="simple" xlink:href="javascript:" text:style-name="Internet_20_link" text:visited-style-name="Visited_20_Internet_20_Link">Копировать в буфер обмена</text:a> </text:p>
      <text:p text:style-name="P3">ring mds --instance mds1 service start</text:p>
      <text:p text:style-name="Text_20_body">Создание конфигурации кластера в сервисе конфигурации (если установка производилась на несколько серверов, то следующую команду необходимо выполнять на том сервере, где установлен пакет 1c-enterprise-ring-cluster-tools, заменив адрес сервиса конфигурации при необходимости).</text:p>
      <text:p text:style-name="Text_20_body">Создание конфигурации кластера:</text:p>
      <text:p text:style-name="Text_20_body"><text:a xlink:type="simple" xlink:href="javascript:" text:style-name="Internet_20_link" text:visited-style-name="Visited_20_Internet_20_Link">Копировать в буфер обмена</text:a> </text:p>
      <text:p text:style-name="P3">ring cluster configuration create --name clusterName --mds localhost:8083</text:p>
      <text:p text:style-name="Text_20_body"><text:soft-page-break/>В параметре --name указывается идентификатор кластера.</text:p>
      <text:h text:style-name="Heading_20_4" text:outline-level="4"><text:bookmark text:name="scroll-bookmark-171"/><text:bookmark text:name="TI000000080"/><text:bookmark text:name="IssOgl3_2.4.5.2_Запуск_сервисов_кластера"/>2.4.5.2. Запуск сервисов кластера</text:h>
      <text:p text:style-name="Text_20_body">Необходимо выполнить следующие команды по запуску сервисов:</text:p>
      <text:p text:style-name="Text_20_body"><text:a xlink:type="simple" xlink:href="javascript:" text:style-name="Internet_20_link" text:visited-style-name="Visited_20_Internet_20_Link">Копировать в буфер обмена</text:a> </text:p>
      <text:p text:style-name="Preformatted_20_Text">ring messaging --instance messaging1 service start</text:p>
      <text:p text:style-name="Preformatted_20_Text">ring gateway --instance gateway1 service start</text:p>
      <text:p text:style-name="Preformatted_20_Text">ring balancer --instance balancer1 service start</text:p>
      <text:p text:style-name="Preformatted_20_Text">ring worker --instance worker1 service start</text:p>
      <text:p text:style-name="Preformatted_20_Text">ring manager --instance manager1 service start</text:p>
      <text:p text:style-name="Preformatted_20_Text">ring lock --instance lock1 service start</text:p>
      <text:p text:style-name="Preformatted_20_Text">ring scheduler --instance scheduler1 service start</text:p>
      <text:p text:style-name="Preformatted_20_Text">ring numerator --instance numerator1 service start</text:p>
      <text:p text:style-name="P3">ring bosun --instance bosun1 service start</text:p>
      <text:h text:style-name="Heading_20_4" text:outline-level="4"><text:bookmark text:name="scroll-bookmark-172"/><text:bookmark text:name="TI000000081"/><text:bookmark text:name="IssOgl3_2.4.5.3_Конфигурация_кластера_после_запуска"/>2.4.5.3. Конфигурация кластера после запуска</text:h>
      <text:h text:style-name="Heading_20_5" text:outline-level="5"><text:bookmark text:name="scroll-bookmark-173"/><text:bookmark text:name="TI000000082"/><text:bookmark text:name="IssOgl4_2.4.5.3.1_Регистрация_сервисов_в_конфигурации_кластера"/>2.4.5.3.1. Регистрация сервисов в конфигурации кластера</text:h>
      <text:p text:style-name="Text_20_body">Регистрация сервисов в конфигурации кластера выполняется через REST API сервиса управления кластером Bosun.</text:p>
      <text:h text:style-name="Heading_20_6" text:outline-level="6"><text:bookmark text:name="scroll-bookmark-174"/><text:bookmark text:name="TI000000083"/><text:bookmark text:name="IssOgl5_Регистрация_сервиса_автоматической_нумерации"/>Регистрация сервиса автоматической нумерации</text:h>
      <text:p text:style-name="Text_20_body">Необходимо создать файл register-numerator-service.json.</text:p>
      <text:p text:style-name="Text_20_body">Файл register-numerator-service.json:</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name": "numeratorService1",</text:p>
      <text:p text:style-name="Preformatted_20_Text">"hostName": "localhost",</text:p>
      <text:p text:style-name="Preformatted_20_Text">"port": 1234</text:p>
      <text:p text:style-name="P3">}</text:p>
      <text:p text:style-name="Text_20_body">Затем необходимо выполнить запрос к сервису управления в том же каталоге, где находится созданный файл.</text:p>
      <text:p text:style-name="Text_20_body">Запрос к сервису управления:</text:p>
      <text:p text:style-name="Text_20_body"><text:a xlink:type="simple" xlink:href="javascript:" text:style-name="Internet_20_link" text:visited-style-name="Visited_20_Internet_20_Link">Копировать в буфер обмена</text:a> </text:p>
      <text:p text:style-name="P3">curl --noproxy localhost -d @register-numerator-service.json -X POST -H "Content-Type: application/json;charset=utf-8" "http://localhost:8081/cluster/services/numerator"</text:p>
      <text:p text:style-name="Text_20_body">Данная команда зарегистрирует в конфигурации кластера сервис нумерации, находящийся по адресу localhost:1234, под именем numeratorService1. Имя можно выбрать другое, но его следует запомнить – имя должно быть указано при регистрации информационной базы.</text:p>
      <text:p text:style-name="Text_20_body">В будущих версиях кластера серверов планируется дорабатывать автоматическое масштабирование кластера и данная часть настроек может быть изменена.</text:p>
      <text:h text:style-name="Heading_20_6" text:outline-level="6"><text:bookmark text:name="scroll-bookmark-175"/><text:bookmark text:name="TI000000084"/><text:bookmark text:name="IssOgl5_Регистрация_сервиса_транзакционных_блокировок"/>Регистрация сервиса транзакционных блокировок</text:h>
      <text:p text:style-name="Text_20_body">Требуется создать файл register-lock-service.json.</text:p>
      <text:p text:style-name="Text_20_body">Файл register-lock-service.json:</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name": "lockService1",</text:p>
      <text:p text:style-name="Preformatted_20_Text">"hostname": "localhost",</text:p>
      <text:p text:style-name="Preformatted_20_Text">"port": 1100,</text:p>
      <text:p text:style-name="Preformatted_20_Text">"auth": {"type": "ANONYMOUS"}</text:p>
      <text:p text:style-name="P3">}</text:p>
      <text:p text:style-name="Text_20_body"><text:soft-page-break/>Затем необходимо выполнить запрос к сервису управления в том же каталоге, где находится созданный файл.</text:p>
      <text:p text:style-name="Text_20_body">Запрос к сервису управления:</text:p>
      <text:p text:style-name="Text_20_body"><text:a xlink:type="simple" xlink:href="javascript:" text:style-name="Internet_20_link" text:visited-style-name="Visited_20_Internet_20_Link">Копировать в буфер обмена</text:a> </text:p>
      <text:p text:style-name="P3">curl --noproxy localhost -d @register-lock-service.json -X POST -H "Content-Type: application/json;charset=utf-8" "http://localhost:8081/cluster/services/lock"</text:p>
      <text:p text:style-name="Text_20_body">Данная команда зарегистрирует в конфигурации кластера сервис блокировок, находящийся по адресу localhost:1100, под именем lockService1. Имя можно выбрать другое, но его следует запомнить – имя должно быть указано при регистрации информационной базы.</text:p>
      <text:p text:style-name="Text_20_body">В будущих версиях кластера серверов планируется дорабатывать автоматическое масштабирование кластера и данная часть настроек может быть изменена.</text:p>
      <text:h text:style-name="Heading_20_5" text:outline-level="5"><text:bookmark text:name="scroll-bookmark-176"/><text:bookmark text:name="TI000000085"/><text:bookmark text:name="IssOgl4_2.4.5.3.2_Конфигурация_JDBC-драйверов"/>2.4.5.3.2. Конфигурация JDBC-драйверов</text:h>
      <text:p text:style-name="Text_20_body">Для конфигурирования JDBC-драйверов они должны быть установлены в необходимые каталоги рабочих процессов рабочих процессов (подробнее см. <text:a xlink:type="simple" xlink:href="https://its.1c.ru/db/content/v841doc/src/глава%202.%20установка.htm?_=1542292913#_ref438569991" text:style-name="Internet_20_link" text:visited-style-name="Visited_20_Internet_20_Link">здесь</text:a>).</text:p>
      <text:p text:style-name="Text_20_body">Для того чтобы рабочие процессы получили информацию о наличии JDBC-драйверов, эти драйверы нужно зарегистрировать в конфигурации кластера.</text:p>
      <text:p text:style-name="Text_20_body">Для регистрации драйвера необходимо создать файл json-файл, который содержит информацию о регистрируемом драйвере.</text:p>
      <text:p text:style-name="Text_20_body">Файл create-driver.json:</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name": "postgresql94",</text:p>
      <text:p text:style-name="Preformatted_20_Text">"databaseType": "PostgreSQL",</text:p>
      <text:p text:style-name="Preformatted_20_Text">"libraries": ["postgresql-9.4-1201.jdbc41.jar"]</text:p>
      <text:p text:style-name="P3">}</text:p>
      <text:p text:style-name="Text_20_body">В данном примере регистрируется JDBC-драйвер СУБД PostrgeSQL. Имя драйвера (параметр name) можно задать произвольное, тип базы данных (параметр databaseType) следует указать из следующего списка: MSSQLServer, PostgreSQL, OracleDatabase. В параметре libraries следует перечислить все файлы драйвера, находящиеся в подкаталоге lib каталога экземпляра компонента.</text:p>
      <text:p text:style-name="Text_20_body">Затем необходимо выполнить запрос к сервису управления в том же каталоге, где находится созданный файл.</text:p>
      <text:p text:style-name="Text_20_body">Запрос к сервису управления:</text:p>
      <text:p text:style-name="Text_20_body"><text:a xlink:type="simple" xlink:href="javascript:" text:style-name="Internet_20_link" text:visited-style-name="Visited_20_Internet_20_Link">Копировать в буфер обмена</text:a> </text:p>
      <text:p text:style-name="P3">curl --noproxy localhost -d @create-driver.json -X POST -H "Content-Type: application/json;charset=utf-8" "http://localhost:8081/cluster/jdbc/driver"</text:p>
      <text:p text:style-name="Text_20_body">Описанные действия нужно повторить, если планируется использовать более одного драйвера. Имена драйверов следует запомнить, т. к. они потребуются при регистрации информационных баз.</text:p>
      <text:h text:style-name="Heading_20_3" text:outline-level="3"><text:bookmark text:name="scroll-bookmark-177"/><text:bookmark text:name="TI000000086"/><text:bookmark text:name="IssOgl2_2.4.6_Создание_информационной_базы"/>2.4.6. Создание информационной базы</text:h>
      <text:h text:style-name="Heading_20_4" text:outline-level="4"><text:bookmark text:name="scroll-bookmark-178"/><text:bookmark text:name="TI000000087"/><text:bookmark text:name="IssOgl3_2.4.6.1_Загрузка_информационной_базы_из_DT_файла"/>2.4.6.1. Загрузка информационной базы из DT файла</text:h>
      <text:p text:style-name="Text_20_body">В данном разделе приводится пример выполнения такой операции. Более подробная информация о работе с информационными базами см. <text:a xlink:type="simple" xlink:href="https://its.1c.ru/db/content/v841doc/src/глава%203.%20детальное%20знакомство%20и%20настройка.htm?_=1542292913#_ref439081722" text:style-name="Internet_20_link" text:visited-style-name="Visited_20_Internet_20_Link">здесь</text:a>.</text:p>
      <text:p text:style-name="Text_20_body">В нижеописанном примере будет использоваться информационная база с именем testInfobase1, которая размещена в базе данных с именем testib1. В качестве СУБД используется PostgreSQL.</text:p>
      <text:p text:style-name="Text_20_body"><text:soft-page-break/>Сначала требуется создать базу данных в СУБД.</text:p>
      <text:p text:style-name="Text_20_body">Используемая команда:</text:p>
      <text:p text:style-name="Text_20_body"><text:a xlink:type="simple" xlink:href="javascript:" text:style-name="Internet_20_link" text:visited-style-name="Visited_20_Internet_20_Link">Копировать в буфер обмена</text:a> </text:p>
      <text:p text:style-name="P3">ring infobase db postgresql create --driver C:\ProgramData\1C\1CE\instances\clusterName\worker1\lib\postgresql-9.4-1201.jdbc41.jar --user postgres --password password --host localhost --port 5432 --connectDatabase template1 --database ibtest1</text:p>
      <text:p text:style-name="Text_20_body">Следующим шагом необходимо выполнить загрузку файла .dt в информационную базу.</text:p>
      <text:p text:style-name="Text_20_body">Используемая команда:</text:p>
      <text:p text:style-name="Text_20_body"><text:a xlink:type="simple" xlink:href="javascript:" text:style-name="Internet_20_link" text:visited-style-name="Visited_20_Internet_20_Link">Копировать в буфер обмена</text:a> </text:p>
      <text:p text:style-name="P3">ring infobase data postgresql restore --driver C:\ProgramData\1C\1CE\instances\clusterName\worker1\lib\postgresql-9.4-1201.jdbc41.jar --user postgres --password password --host localhost --port 5432 --database ibtest1 --file c:\path\to\file.dt</text:p>
      <text:h text:style-name="Heading_20_4" text:outline-level="4"><text:bookmark text:name="TI000000088"/><text:bookmark text:name="IssOgl3_2.4.6.2_Регистрация_информационной_базы_в_сервисе_конфигурации_кластера"/>2.4.6.2. Регистрация информационной базы в сервисе конфигурации кластера</text:h>
      <text:h text:style-name="Heading_20_5" text:outline-level="5"><text:bookmark text:name="scroll-bookmark-180"/><text:bookmark text:name="TI000000089"/><text:bookmark text:name="IssOgl4_2.4.6.2.1_Создание_источника_данных"/>2.4.6.2.1. Создание источника данных</text:h>
      <text:p text:style-name="Text_20_body">Под источником данных понимается набор параметров, которые будут использоваться рабочими процессами для работы с СУБД при работе информационной базы. Одна информационная база может использовать только один источник данных, и один источник данных должен использоваться только одной информационной базой. Разделение сделано для возможности переключения между источниками с разными настройками (например, с разными JDBC-драйверами или разными параметрами аутентификации).</text:p>
      <text:p text:style-name="Text_20_body">Регистрация источника данных выполняется через REST API сервиса управления. Создание источника данных управляется специальным json-файлом, который необходимо предварительно создать.</text:p>
      <text:p text:style-name="Text_20_body">Файл create-datasource.json:</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name": "dsTestInfobase1",</text:p>
      <text:p text:style-name="Preformatted_20_Text">"driver": "postgresql94",</text:p>
      <text:p text:style-name="Preformatted_20_Text">"auth": {</text:p>
      <text:p text:style-name="Preformatted_20_Text"> "username": "postgres",</text:p>
      <text:p text:style-name="Preformatted_20_Text"> "password": "postgres"</text:p>
      <text:p text:style-name="Preformatted_20_Text">},</text:p>
      <text:p text:style-name="Preformatted_20_Text">"pool": {</text:p>
      <text:p text:style-name="Preformatted_20_Text"> "corePoolSize": 4,</text:p>
      <text:p text:style-name="Preformatted_20_Text"> "maximumPoolSize": 100,</text:p>
      <text:p text:style-name="Preformatted_20_Text"> "keepAliveTime": {</text:p>
      <text:p text:style-name="Preformatted_20_Text"> "value": 1,</text:p>
      <text:p text:style-name="Preformatted_20_Text"> "unit": "MINUTES"</text:p>
      <text:p text:style-name="Preformatted_20_Text"> },</text:p>
      <text:p text:style-name="Preformatted_20_Text"> "allocationTimeout": {</text:p>
      <text:p text:style-name="Preformatted_20_Text"> "value": 30,</text:p>
      <text:p text:style-name="Preformatted_20_Text"> "unit": "SECONDS"</text:p>
      <text:p text:style-name="Preformatted_20_Text"> },</text:p>
      <text:p text:style-name="Preformatted_20_Text"> "validationTimeout": {</text:p>
      <text:p text:style-name="Preformatted_20_Text"> "value": 30,</text:p>
      <text:p text:style-name="Preformatted_20_Text"> "unit": "SECONDS"</text:p>
      <text:p text:style-name="Preformatted_20_Text"> }</text:p>
      <text:p text:style-name="Preformatted_20_Text">},</text:p>
      <text:p text:style-name="Preformatted_20_Text">"properties": {</text:p>
      <text:p text:style-name="Preformatted_20_Text"> "serverName": "localhost",</text:p>
      <text:p text:style-name="Preformatted_20_Text"> "portNumber": 5432,</text:p>
      <text:p text:style-name="Preformatted_20_Text"> "databaseName": "ibtest1"</text:p>
      <text:p text:style-name="Preformatted_20_Text">}</text:p>
      <text:p text:style-name="P3">}</text:p>
      <text:p text:style-name="Text_20_body"><text:soft-page-break/>Имя информационной базы (dsTestInfobase1), указанное в параметре name, можно изменить. Указанное имя в последствие потребуется при регистрации информационной базы. В группе параметров pool указываются настройки пула соединений. Данная группа параметров не обязательна – при ее отсутствии будут использованы параметры по умолчанию. Значение параметра driver должно содержать имя JDBC-драйвера, ранее зарегистрированного в используемой конфигурации. В группе параметров properties указываются свойства, специфичные для используемого JDBC-драйвера.</text:p>
      <text:p text:style-name="Text_20_body">Затем необходимо выполнить запрос к сервису управления в том же каталоге, где находится созданный файл.</text:p>
      <text:p text:style-name="Text_20_body">Запрос к сервису управления:</text:p>
      <text:p text:style-name="Text_20_body"><text:a xlink:type="simple" xlink:href="javascript:" text:style-name="Internet_20_link" text:visited-style-name="Visited_20_Internet_20_Link">Копировать в буфер обмена</text:a> </text:p>
      <text:p text:style-name="P3">curl --noproxy localhost -d @create-datasource.json -X POST -H "Content-Type: application/json;charset=utf-8" "http://localhost:8081/cluster/jdbc/datasource"</text:p>
      <text:h text:style-name="Heading_20_5" text:outline-level="5"><text:bookmark text:name="scroll-bookmark-181"/><text:bookmark text:name="TI000000090"/><text:bookmark text:name="IssOgl4_2.4.6.2.2_Регистрация_информационной_базы"/>2.4.6.2.2. Регистрация информационной базы</text:h>
      <text:p text:style-name="Text_20_body">Регистрация информационной базы выполняется через REST API сервиса управления. Создание источника данных управляется специальным json-файлом, который необходимо предварительно создать.</text:p>
      <text:p text:style-name="Text_20_body">Файл create-infobase.json:</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ref": "testInfobase1",</text:p>
      <text:p text:style-name="Preformatted_20_Text">"dataSource": "dsTestInfobase1",</text:p>
      <text:p text:style-name="Preformatted_20_Text">"numerator": "numeratorService1",</text:p>
      <text:p text:style-name="Preformatted_20_Text">"lock": "lockService1",</text:p>
      <text:p text:style-name="Preformatted_20_Text">"denyScheduledJobs": true</text:p>
      <text:p text:style-name="P3">}</text:p>
      <text:p text:style-name="Text_20_body">В этом файле указываются имена сервисов, зарегистрированных в конфигурации кластера на предыдущих шагах. Это позволяет масштабировать кластер в зависимости от количества информационных баз. В текущей версии кластера данная настройка осуществляется силами администратора, но в будущих версиях мы планируем дорабатывать механизмы автоматического масштабирования кластера</text:p>
      <text:p text:style-name="Text_20_body">Имя информационной базы задается параметром ref и в дальнейшем потребуется для настройки доступа по протоколу HTTP. Если блокировка регламентных заданий не нужна, то значение параметра denyScheduledJobs следует установить в значение false.</text:p>
      <text:p text:style-name="Text_20_body">Затем необходимо выполнить запрос к сервису управления в том же каталоге, где находится созданный файл.</text:p>
      <text:p text:style-name="Text_20_body">Запрос к сервису управления:</text:p>
      <text:p text:style-name="Text_20_body"><text:a xlink:type="simple" xlink:href="javascript:" text:style-name="Internet_20_link" text:visited-style-name="Visited_20_Internet_20_Link">Копировать в буфер обмена</text:a> </text:p>
      <text:p text:style-name="P3">curl --noproxy localhost -d @create-infobase.json -X POST -H "Content-Type: application/json;charset=utf-8" "http://localhost:8081/cluster/infobase"</text:p>
      <text:h text:style-name="Heading_20_5" text:outline-level="5"><text:bookmark text:name="TI000000091"/><text:bookmark text:name="IssOgl4_2.4.6.2.3_Публикация_информационной_базы_для_доступа_по_протоколу_HTTP"/>2.4.6.2.3. Публикация информационной базы для доступа по протоколу HTTP</text:h>
      <text:p text:style-name="Text_20_body">Публикация информационной базы выполняется через REST API сервиса управления. Создание источника данных управляется специальным json-файлом, который необходимо предварительно создать.</text:p>
      <text:p text:style-name="Text_20_body">Файл publish-infobase.json:</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ref": "testInfobase1",</text:p>
      <text:p text:style-name="Preformatted_20_Text">"path": "/testInfobase1"</text:p>
      <text:p text:style-name="P3">}</text:p>
      <text:p text:style-name="Text_20_body"><text:soft-page-break/>В параметре ref указывается имя информационной базы, созданной ранее. В параметре path указывается часть URL для доступа к информационной базе по протоколу HTTP (подробнее см. <text:a xlink:type="simple" xlink:href="https://its.1c.ru/db/content/v841doc/src/глава%203.%20детальное%20знакомство%20и%20настройка.htm?_=1542292913#_ref438636024" text:style-name="Internet_20_link" text:visited-style-name="Visited_20_Internet_20_Link">здесь</text:a>).</text:p>
      <text:p text:style-name="Text_20_body">Затем необходимо выполнить запрос к сервису управления в том же каталоге, где находится созданный файл.</text:p>
      <text:p text:style-name="Text_20_body">Запрос к сервису управления:</text:p>
      <text:p text:style-name="Text_20_body"><text:a xlink:type="simple" xlink:href="javascript:" text:style-name="Internet_20_link" text:visited-style-name="Visited_20_Internet_20_Link">Копировать в буфер обмена</text:a> </text:p>
      <text:p text:style-name="P3">curl --noproxy localhost -d @publish-infobase.json -X POST -H "Content-Type: application/json;charset=utf-8" "http://localhost:8081/cluster/endpoint"</text:p>
      <text:h text:style-name="Heading_20_3" text:outline-level="3"><text:bookmark text:name="TI000000092"/><text:bookmark text:name="IssOgl2_2.4.7_Подключение_к_информационной_базе"/>2.4.7. Подключение к информационной базе</text:h>
      <text:h text:style-name="Heading_20_4" text:outline-level="4"><text:bookmark text:name="scroll-bookmark-184"/><text:bookmark text:name="TI000000093"/><text:bookmark text:name="IssOgl3_2.4.7.1_Подключение_тонкого_клиента_по_протоколу_HTTP_и_веб_клиента"/>2.4.7.1. Подключение тонкого клиента по протоколу HTTP и веб клиента</text:h>
      <text:p text:style-name="Text_20_body">Подключаться к информационной базе по протоколу HTTP следует через шлюз кластера. Поэтому в строке подключения к информационной базе будет фигурировать значение параметра --endpoint, указанное при создании экземпляра компонента для шлюза кластера. Если все шаги были выполнены согласно данному руководству и тонкий клиент запускается на том же компьютере, что и развернутый кластер серверов, то для подключения необходимо использовать адрес http://localhost:8080/testInfobase1. Для использования веб-клиента указанный адрес следует просто ввести в веб-браузере.</text:p>
      <text:h text:style-name="Heading_20_4" text:outline-level="4"><text:bookmark text:name="scroll-bookmark-185"/><text:bookmark text:name="TI000000094"/><text:bookmark text:name="IssOgl3_2.4.7.2_Подключение_Конфигуратора"/>2.4.7.2. Подключение Конфигуратора</text:h>
      <text:p text:style-name="Text_20_body">Подключение выполняется аналогично «1С:Предприятию» версии 8.3.</text:p>
      <text:p text:style-name="Text_20_body">Если подключение устанавливается с другого компьютера, то необходимо убедиться что менеджер кластера прослушивает порт на внешнем сетевом интерфейсе. На это могло повлиять указание localhost в параметре --endpoint при создании экземпляра компонента для менеджера кластера.</text:p>
      <text:h text:style-name="Heading_20_4" text:outline-level="4"><text:bookmark text:name="TI000000208"/><text:bookmark text:name="IssOgl3_2.4.7.3_Создание_информационной_базы"/>2.4.7.3. Создание информационной базы</text:h>
      <text:p text:style-name="Text_20_body">Создание новой информационной базы с помощью Конфигуратора не поддерживается в ознакомительной версии компонентного кластера платформы «1С:Предприятие» версии 8.4.1. Для создания информационной базы рекомендуется использовать утилиты командной строки компонентного кластера системы «1С:Предприятие» версии 8.4.1 (см. <text:a xlink:type="simple" xlink:href="https://its.1c.ru/db/content/v841doc/src/глава%203.%20детальное%20знакомство%20и%20настройка.htm?_=1542292913#_ref439083603" text:style-name="Internet_20_link" text:visited-style-name="Visited_20_Internet_20_Link">здесь</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30:13.097020738</dc:date>
    <meta:editing-duration>PT12M32S</meta:editing-duration>
    <meta:editing-cycles>5</meta:editing-cycles>
    <meta:generator>LibreOffice/5.1.6.2$Linux_X86_64 LibreOffice_project/10m0$Build-2</meta:generator>
    <meta:document-statistic meta:table-count="7" meta:image-count="0" meta:object-count="0" meta:page-count="24" meta:paragraph-count="702" meta:word-count="6880" meta:character-count="54948" meta:non-whitespace-character-count="48933"/>
  </office:meta>
</office:document-meta>
</file>